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bb970" officeooo:paragraph-rsid="0026723b"/>
    </style:style>
    <style:style style:name="P2" style:family="paragraph" style:parent-style-name="Standard">
      <style:paragraph-properties fo:text-align="justify" style:justify-single-word="false"/>
      <style:text-properties style:font-name="Times New Roman" officeooo:rsid="000bb970" officeooo:paragraph-rsid="00334ccb"/>
    </style:style>
    <style:style style:name="P3" style:family="paragraph" style:parent-style-name="Standard">
      <style:paragraph-properties fo:text-align="justify" style:justify-single-word="false"/>
      <style:text-properties style:font-name="Times New Roman" officeooo:rsid="000bb970" officeooo:paragraph-rsid="00272edd"/>
    </style:style>
    <style:style style:name="P4" style:family="paragraph" style:parent-style-name="Standard">
      <style:paragraph-properties fo:text-align="justify" style:justify-single-word="false"/>
      <style:text-properties style:font-name="Times New Roman" officeooo:rsid="000bb970" officeooo:paragraph-rsid="00327af6"/>
    </style:style>
    <style:style style:name="P5" style:family="paragraph" style:parent-style-name="Standard">
      <style:paragraph-properties fo:text-align="justify" style:justify-single-word="false"/>
      <style:text-properties style:font-name="Times New Roman" officeooo:rsid="000bb970" officeooo:paragraph-rsid="004927cb"/>
    </style:style>
    <style:style style:name="P6" style:family="paragraph" style:parent-style-name="Standard">
      <style:paragraph-properties fo:text-align="justify" style:justify-single-word="false"/>
      <style:text-properties style:font-name="Times New Roman" officeooo:rsid="000bb970" officeooo:paragraph-rsid="00724b64"/>
    </style:style>
    <style:style style:name="P7" style:family="paragraph" style:parent-style-name="Standard">
      <style:paragraph-properties fo:text-align="justify" style:justify-single-word="false"/>
      <style:text-properties style:font-name="Times New Roman" officeooo:rsid="000bb970" officeooo:paragraph-rsid="007ef7a6"/>
    </style:style>
    <style:style style:name="P8" style:family="paragraph" style:parent-style-name="Standard">
      <style:paragraph-properties fo:text-align="justify" style:justify-single-word="false"/>
      <style:text-properties style:font-name="Times New Roman" officeooo:rsid="000bb970" officeooo:paragraph-rsid="00897883"/>
    </style:style>
    <style:style style:name="P9" style:family="paragraph" style:parent-style-name="Standard">
      <style:paragraph-properties fo:text-align="justify" style:justify-single-word="false"/>
      <style:text-properties style:font-name="Times New Roman" officeooo:rsid="000bb970" officeooo:paragraph-rsid="009d91d6"/>
    </style:style>
    <style:style style:name="P10" style:family="paragraph" style:parent-style-name="Standard">
      <style:paragraph-properties fo:text-align="justify" style:justify-single-word="false"/>
      <style:text-properties style:font-name="Times New Roman" officeooo:rsid="000bb970" officeooo:paragraph-rsid="00ab2034"/>
    </style:style>
    <style:style style:name="P11" style:family="paragraph" style:parent-style-name="Standard">
      <style:paragraph-properties fo:text-align="justify" style:justify-single-word="false"/>
      <style:text-properties style:font-name="Times New Roman" officeooo:rsid="000bb970" officeooo:paragraph-rsid="00ae9578"/>
    </style:style>
    <style:style style:name="P12" style:family="paragraph" style:parent-style-name="Standard">
      <style:paragraph-properties fo:text-align="justify" style:justify-single-word="false"/>
      <style:text-properties style:font-name="Times New Roman" officeooo:rsid="000bb970" officeooo:paragraph-rsid="002ceff5"/>
    </style:style>
    <style:style style:name="P13" style:family="paragraph" style:parent-style-name="Standard">
      <style:paragraph-properties fo:text-align="justify" style:justify-single-word="false"/>
      <style:text-properties style:font-name="Times New Roman" officeooo:rsid="000bb970" officeooo:paragraph-rsid="006b0baf"/>
    </style:style>
    <style:style style:name="P14" style:family="paragraph" style:parent-style-name="Standard">
      <style:paragraph-properties fo:text-align="justify" style:justify-single-word="false"/>
      <style:text-properties style:font-name="Times New Roman" officeooo:rsid="000bb970" officeooo:paragraph-rsid="003d6952"/>
    </style:style>
    <style:style style:name="P15" style:family="paragraph" style:parent-style-name="Standard">
      <style:paragraph-properties fo:text-align="justify" style:justify-single-word="false"/>
      <style:text-properties style:font-name="Times New Roman" officeooo:rsid="000bb970" officeooo:paragraph-rsid="0090cc4e"/>
    </style:style>
    <style:style style:name="P16" style:family="paragraph" style:parent-style-name="Standard">
      <style:paragraph-properties fo:text-align="justify" style:justify-single-word="false"/>
      <style:text-properties style:font-name="Times New Roman" officeooo:paragraph-rsid="0026723b"/>
    </style:style>
    <style:style style:name="P17" style:family="paragraph" style:parent-style-name="Standard">
      <style:paragraph-properties fo:text-align="justify" style:justify-single-word="false"/>
      <style:text-properties style:font-name="Times New Roman" officeooo:paragraph-rsid="00272edd"/>
    </style:style>
    <style:style style:name="P18" style:family="paragraph" style:parent-style-name="Standard">
      <style:paragraph-properties fo:text-align="justify" style:justify-single-word="false"/>
      <style:text-properties style:font-name="Times New Roman" officeooo:paragraph-rsid="004fb3cf"/>
    </style:style>
    <style:style style:name="P19" style:family="paragraph" style:parent-style-name="Standard">
      <style:paragraph-properties fo:text-align="justify" style:justify-single-word="false"/>
      <style:text-properties style:font-name="Times New Roman" officeooo:paragraph-rsid="008e222d"/>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22"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23"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24"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25"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26"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27"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28"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29"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0"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1"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2"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3"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4" style:family="paragraph" style:parent-style-name="Footnote">
      <style:text-properties style:font-name="Times New Roman"/>
    </style:style>
    <style:style style:name="P35" style:family="paragraph" style:parent-style-name="Footnote">
      <style:text-properties style:font-name="Arial" fo:font-size="8pt" style:font-size-asian="8pt" style:font-size-complex="8pt"/>
    </style:style>
    <style:style style:name="P36" style:family="paragraph" style:parent-style-name="Footnote">
      <style:text-properties style:font-name="Arial" fo:font-size="10pt" style:font-size-asian="10pt" style:font-size-complex="10pt"/>
    </style:style>
    <style:style style:name="P37"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38"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39"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40"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41"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42" style:family="paragraph" style:parent-style-name="Standard">
      <style:paragraph-properties fo:margin-left="0.4925in" fo:margin-right="0in" fo:text-align="justify" style:justify-single-word="false" fo:text-indent="0in" style:auto-text-indent="false"/>
    </style:style>
    <style:style style:name="P43"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44"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45"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46"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47"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48"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49"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50"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51"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52"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53"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56"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57"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58"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59"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0"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1" style:family="paragraph" style:parent-style-name="Heading_20_4">
      <style:paragraph-properties fo:margin-left="0.9846in" fo:margin-right="0in" fo:text-indent="-0.6in" style:auto-text-indent="false"/>
    </style:style>
    <style:style style:name="P62" style:family="paragraph" style:parent-style-name="Heading_20_6">
      <style:text-properties fo:font-size="10pt" style:font-size-asian="10pt" style:font-size-complex="10pt"/>
    </style:style>
    <style:style style:name="P63" style:family="paragraph" style:parent-style-name="Heading_20_6">
      <style:text-properties fo:font-size="10pt" officeooo:paragraph-rsid="0059e94d" style:font-size-asian="10pt" style:font-size-complex="10pt"/>
    </style:style>
    <style:style style:name="P64"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65" style:family="paragraph" style:parent-style-name="Heading_20_6">
      <style:paragraph-properties fo:margin-top="0.1665in" fo:margin-bottom="0.0835in" fo:keep-with-next="always"/>
      <style:text-properties style:font-name="Arial" fo:font-size="10pt" style:font-size-asian="10pt" style:font-size-complex="10pt"/>
    </style:style>
    <style:style style:name="P66" style:family="paragraph" style:parent-style-name="code">
      <style:text-properties officeooo:paragraph-rsid="0067b582"/>
    </style:style>
    <style:style style:name="P67" style:family="paragraph" style:parent-style-name="Standard" style:list-style-name="L1">
      <style:paragraph-properties fo:text-align="justify" style:justify-single-word="false"/>
      <style:text-properties officeooo:paragraph-rsid="002f12a2"/>
    </style:style>
    <style:style style:name="P68" style:family="paragraph" style:parent-style-name="Standard" style:list-style-name="L3">
      <style:paragraph-properties fo:text-align="justify" style:justify-single-word="false"/>
      <style:text-properties officeooo:paragraph-rsid="00272edd"/>
    </style:style>
    <style:style style:name="P69" style:family="paragraph" style:parent-style-name="Standard" style:list-style-name="L8">
      <style:paragraph-properties fo:text-align="justify" style:justify-single-word="false"/>
      <style:text-properties officeooo:paragraph-rsid="003d6952"/>
    </style:style>
    <style:style style:name="P70" style:family="paragraph" style:parent-style-name="Standard" style:list-style-name="L9">
      <style:paragraph-properties fo:text-align="justify" style:justify-single-word="false"/>
      <style:text-properties officeooo:paragraph-rsid="0056c3a3"/>
    </style:style>
    <style:style style:name="P71" style:family="paragraph" style:parent-style-name="Standard" style:list-style-name="L10">
      <style:paragraph-properties fo:text-align="justify" style:justify-single-word="false"/>
    </style:style>
    <style:style style:name="P72" style:family="paragraph" style:parent-style-name="Standard" style:list-style-name="L11">
      <style:paragraph-properties fo:text-align="justify" style:justify-single-word="false"/>
    </style:style>
    <style:style style:name="P73" style:family="paragraph" style:parent-style-name="Standard" style:list-style-name="L12">
      <style:paragraph-properties fo:text-align="justify" style:justify-single-word="false"/>
    </style:style>
    <style:style style:name="P74" style:family="paragraph" style:parent-style-name="Standard" style:list-style-name="L13">
      <style:paragraph-properties fo:text-align="justify" style:justify-single-word="false"/>
    </style:style>
    <style:style style:name="P75" style:family="paragraph" style:parent-style-name="Standard" style:list-style-name="L14">
      <style:paragraph-properties fo:text-align="justify" style:justify-single-word="false"/>
      <style:text-properties officeooo:paragraph-rsid="0059e94d"/>
    </style:style>
    <style:style style:name="P76" style:family="paragraph" style:parent-style-name="Standard" style:list-style-name="L15">
      <style:paragraph-properties fo:text-align="justify" style:justify-single-word="false"/>
      <style:text-properties officeooo:paragraph-rsid="0061e41c"/>
    </style:style>
    <style:style style:name="P77" style:family="paragraph" style:parent-style-name="Standard" style:list-style-name="L16">
      <style:paragraph-properties fo:text-align="justify" style:justify-single-word="false"/>
      <style:text-properties officeooo:paragraph-rsid="00644cec"/>
    </style:style>
    <style:style style:name="P78" style:family="paragraph" style:parent-style-name="Standard" style:list-style-name="L17">
      <style:paragraph-properties fo:text-align="justify" style:justify-single-word="false"/>
      <style:text-properties officeooo:paragraph-rsid="0066069a"/>
    </style:style>
    <style:style style:name="P79" style:family="paragraph" style:parent-style-name="Standard" style:list-style-name="L19">
      <style:paragraph-properties fo:text-align="justify" style:justify-single-word="false"/>
      <style:text-properties officeooo:paragraph-rsid="00683193"/>
    </style:style>
    <style:style style:name="P80" style:family="paragraph" style:parent-style-name="Standard" style:list-style-name="L1">
      <style:paragraph-properties fo:text-align="justify" style:justify-single-word="false"/>
      <style:text-properties style:font-name="Times New Roman" officeooo:rsid="000bb970" officeooo:paragraph-rsid="002f12a2"/>
    </style:style>
    <style:style style:name="P81" style:family="paragraph" style:parent-style-name="Standard" style:list-style-name="L2">
      <style:paragraph-properties fo:text-align="justify" style:justify-single-word="false"/>
      <style:text-properties style:font-name="Times New Roman" officeooo:rsid="000bb970" officeooo:paragraph-rsid="002ceff5"/>
    </style:style>
    <style:style style:name="P82" style:family="paragraph" style:parent-style-name="Standard" style:list-style-name="L4">
      <style:paragraph-properties fo:text-align="justify" style:justify-single-word="false"/>
      <style:text-properties style:font-name="Times New Roman" officeooo:rsid="000bb970" officeooo:paragraph-rsid="006b0baf"/>
    </style:style>
    <style:style style:name="P83" style:family="paragraph" style:parent-style-name="Standard" style:list-style-name="L5">
      <style:paragraph-properties fo:text-align="justify" style:justify-single-word="false"/>
      <style:text-properties style:font-name="Times New Roman" officeooo:rsid="000bb970" officeooo:paragraph-rsid="006b0baf"/>
    </style:style>
    <style:style style:name="P84" style:family="paragraph" style:parent-style-name="Standard" style:list-style-name="L6">
      <style:paragraph-properties fo:text-align="justify" style:justify-single-word="false"/>
      <style:text-properties style:font-name="Times New Roman" officeooo:rsid="000bb970" officeooo:paragraph-rsid="00327af6"/>
    </style:style>
    <style:style style:name="P85" style:family="paragraph" style:parent-style-name="Standard" style:list-style-name="L7">
      <style:paragraph-properties fo:text-align="justify" style:justify-single-word="false"/>
      <style:text-properties style:font-name="Times New Roman" officeooo:rsid="000bb970" officeooo:paragraph-rsid="0034da69"/>
    </style:style>
    <style:style style:name="P86" style:family="paragraph" style:parent-style-name="Standard" style:list-style-name="L8">
      <style:paragraph-properties fo:text-align="justify" style:justify-single-word="false"/>
      <style:text-properties style:font-name="Times New Roman" officeooo:rsid="000bb970" officeooo:paragraph-rsid="003d6952"/>
    </style:style>
    <style:style style:name="P87" style:family="paragraph" style:parent-style-name="Standard">
      <style:text-properties style:font-name="Times New Roman" officeooo:rsid="000bb970" officeooo:paragraph-rsid="001ab324"/>
    </style:style>
    <style:style style:name="P88"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89"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90"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91"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92"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93"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94"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95"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96" style:family="paragraph" style:parent-style-name="Standard" style:list-style-name="L21">
      <style:text-properties officeooo:paragraph-rsid="00739131"/>
    </style:style>
    <style:style style:name="P97" style:family="paragraph" style:parent-style-name="Standard">
      <style:paragraph-properties fo:text-align="justify" style:justify-single-word="false"/>
      <style:text-properties fo:font-style="normal" officeooo:paragraph-rsid="007712de" style:font-style-asian="normal" style:font-style-complex="normal"/>
    </style:style>
    <style:style style:name="P98"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99"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00" style:family="paragraph" style:parent-style-name="Heading_20_1">
      <style:paragraph-properties fo:text-align="justify" style:justify-single-word="false"/>
      <style:text-properties officeooo:rsid="002778a5"/>
    </style:style>
    <style:style style:name="P101" style:family="paragraph" style:parent-style-name="Heading_20_1">
      <style:paragraph-properties fo:text-align="justify" style:justify-single-word="false"/>
      <style:text-properties style:font-name="Times New Roman" officeooo:rsid="001c1132" officeooo:paragraph-rsid="0026723b"/>
    </style:style>
    <style:style style:name="P102" style:family="paragraph" style:parent-style-name="Heading_20_1">
      <style:paragraph-properties fo:text-align="justify" style:justify-single-word="false"/>
      <style:text-properties style:font-name="Times New Roman" officeooo:rsid="000bb970" officeooo:paragraph-rsid="0026723b"/>
    </style:style>
    <style:style style:name="P103" style:family="paragraph" style:parent-style-name="Heading_20_1">
      <style:paragraph-properties fo:text-align="justify" style:justify-single-word="false"/>
    </style:style>
    <style:style style:name="P104" style:family="paragraph" style:parent-style-name="Heading_20_1">
      <style:paragraph-properties fo:text-align="justify" style:justify-single-word="false"/>
      <style:text-properties style:font-name="Arial" fo:font-size="10pt" style:font-size-asian="10pt" style:font-size-complex="10pt"/>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Heading_20_2">
      <style:paragraph-properties fo:text-align="justify" style:justify-single-word="false"/>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4">
      <style:paragraph-properties>
        <style:tab-stops>
          <style:tab-stop style:position="6.3354in" style:type="right" style:leader-style="dotted" style:leader-text="."/>
        </style:tab-stops>
      </style:paragraph-properties>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P110" style:family="paragraph" style:parent-style-name="Heading_20_3">
      <style:paragraph-properties fo:margin-left="-0.0075in" fo:margin-right="0in" fo:text-indent="0.0075in" style:auto-text-indent="false"/>
    </style:style>
    <style:style style:name="P111" style:family="paragraph" style:parent-style-name="Heading_20_6">
      <style:text-properties fo:font-weight="bold" style:font-weight-asian="bold" style:font-weight-complex="bold"/>
    </style:style>
    <style:style style:name="P112"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officeooo:rsid="002b4f11"/>
    </style:style>
    <style:style style:name="T10" style:family="text">
      <style:text-properties officeooo:rsid="002ea178"/>
    </style:style>
    <style:style style:name="T11" style:family="text">
      <style:text-properties fo:font-style="italic" style:font-style-asian="italic" style:font-style-complex="italic"/>
    </style:style>
    <style:style style:name="T12" style:family="text">
      <style:text-properties fo:font-style="italic" officeooo:rsid="00449fd3" style:font-style-asian="italic" style:font-style-complex="italic"/>
    </style:style>
    <style:style style:name="T13" style:family="text">
      <style:text-properties fo:font-style="italic" officeooo:rsid="000bb970" style:font-style-asian="italic" style:font-style-complex="italic"/>
    </style:style>
    <style:style style:name="T14" style:family="text">
      <style:text-properties fo:font-style="italic" officeooo:rsid="00847149" style:font-style-asian="italic" style:font-style-complex="italic"/>
    </style:style>
    <style:style style:name="T15" style:family="text">
      <style:text-properties fo:font-style="italic" officeooo:rsid="009591c0" style:font-style-asian="italic" style:font-style-complex="italic"/>
    </style:style>
    <style:style style:name="T16" style:family="text">
      <style:text-properties fo:font-style="italic" officeooo:rsid="0082af8f" style:font-style-asian="italic" style:font-style-complex="italic"/>
    </style:style>
    <style:style style:name="T17" style:family="text">
      <style:text-properties fo:font-style="italic" officeooo:rsid="009713b9" style:font-style-asian="italic" style:font-style-complex="italic"/>
    </style:style>
    <style:style style:name="T18" style:family="text">
      <style:text-properties fo:font-style="italic" officeooo:rsid="00739131" style:font-style-asian="italic" style:font-style-complex="italic"/>
    </style:style>
    <style:style style:name="T19" style:family="text">
      <style:text-properties fo:font-style="italic" officeooo:rsid="00766cb4" style:font-style-asian="italic" style:font-style-complex="italic"/>
    </style:style>
    <style:style style:name="T20" style:family="text">
      <style:text-properties fo:font-style="italic" officeooo:rsid="007712de"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background-color="transparent"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766cb4" style:font-style-asian="normal" style:font-style-complex="normal"/>
    </style:style>
    <style:style style:name="T25" style:family="text">
      <style:text-properties fo:font-style="normal" fo:font-weight="bold" officeooo:rsid="00766cb4" style:font-style-asian="normal" style:font-weight-asian="bold" style:font-style-complex="normal" style:font-weight-complex="bold"/>
    </style:style>
    <style:style style:name="T26" style:family="text">
      <style:text-properties officeooo:rsid="0036fc2b"/>
    </style:style>
    <style:style style:name="T27" style:family="text">
      <style:text-properties officeooo:rsid="003acc07"/>
    </style:style>
    <style:style style:name="T28" style:family="text">
      <style:text-properties fo:font-weight="bold" style:font-weight-asian="bold" style:font-weight-complex="bold"/>
    </style:style>
    <style:style style:name="T29" style:family="text">
      <style:text-properties fo:font-size="10pt"/>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officeooo:rsid="0037bace"/>
    </style:style>
    <style:style style:name="T33" style:family="text">
      <style:text-properties officeooo:rsid="0040c259"/>
    </style:style>
    <style:style style:name="T34" style:family="text">
      <style:text-properties officeooo:rsid="00580931"/>
    </style:style>
    <style:style style:name="T35" style:family="text">
      <style:text-properties officeooo:rsid="00638acb"/>
    </style:style>
    <style:style style:name="T36" style:family="text">
      <style:text-properties officeooo:rsid="006509d3"/>
    </style:style>
    <style:style style:name="T37" style:family="text">
      <style:text-properties officeooo:rsid="00659239"/>
    </style:style>
    <style:style style:name="T38" style:family="text">
      <style:text-properties officeooo:rsid="006e5c74"/>
    </style:style>
    <style:style style:name="T39" style:family="text">
      <style:text-properties officeooo:rsid="006ee012"/>
    </style:style>
    <style:style style:name="T40" style:family="text">
      <style:text-properties officeooo:rsid="007086bc"/>
    </style:style>
    <style:style style:name="T41" style:family="text">
      <style:text-properties officeooo:rsid="007343bb"/>
    </style:style>
    <style:style style:name="T42" style:family="text">
      <style:text-properties officeooo:rsid="00757522"/>
    </style:style>
    <style:style style:name="T43" style:family="text">
      <style:text-properties officeooo:rsid="00774afa"/>
    </style:style>
    <style:style style:name="T44" style:family="text">
      <style:text-properties officeooo:rsid="0078cc69"/>
    </style:style>
    <style:style style:name="T45" style:family="text">
      <style:text-properties officeooo:rsid="0079fb61"/>
    </style:style>
    <style:style style:name="T46" style:family="text">
      <style:text-properties officeooo:rsid="0080cc49"/>
    </style:style>
    <style:style style:name="T47" style:family="text">
      <style:text-properties officeooo:rsid="0082af8f"/>
    </style:style>
    <style:style style:name="T48" style:family="text">
      <style:text-properties officeooo:rsid="0083cd73"/>
    </style:style>
    <style:style style:name="T49" style:family="text">
      <style:text-properties officeooo:rsid="00847149"/>
    </style:style>
    <style:style style:name="T50" style:family="text">
      <style:text-properties officeooo:rsid="0085056f"/>
    </style:style>
    <style:style style:name="T51" style:family="text">
      <style:text-properties officeooo:rsid="0086ee3c"/>
    </style:style>
    <style:style style:name="T52" style:family="text">
      <style:text-properties officeooo:rsid="00877279"/>
    </style:style>
    <style:style style:name="T53" style:family="text">
      <style:text-properties officeooo:rsid="0087c070"/>
    </style:style>
    <style:style style:name="T54" style:family="text">
      <style:text-properties officeooo:rsid="0087ed52"/>
    </style:style>
    <style:style style:name="T55" style:family="text">
      <style:text-properties officeooo:rsid="0089c226"/>
    </style:style>
    <style:style style:name="T56" style:family="text">
      <style:text-properties officeooo:rsid="00951530"/>
    </style:style>
    <style:style style:name="T57" style:family="text">
      <style:text-properties officeooo:rsid="009591c0"/>
    </style:style>
    <style:style style:name="T58" style:family="text">
      <style:text-properties officeooo:rsid="009713b9"/>
    </style:style>
    <style:style style:name="T59" style:family="text">
      <style:text-properties officeooo:rsid="0099d005"/>
    </style:style>
    <style:style style:name="T60" style:family="text">
      <style:text-properties officeooo:rsid="009a653d"/>
    </style:style>
    <style:style style:name="T61" style:family="text">
      <style:text-properties officeooo:rsid="009bd383"/>
    </style:style>
    <style:style style:name="T62" style:family="text">
      <style:text-properties officeooo:rsid="00a12d24"/>
    </style:style>
    <style:style style:name="T63" style:family="text">
      <style:text-properties officeooo:rsid="00b0f965"/>
    </style:style>
    <style:style style:name="T64" style:family="text">
      <style:text-properties officeooo:rsid="00b52b7c"/>
    </style:style>
    <style:style style:name="T65" style:family="text">
      <style:text-properties officeooo:rsid="00418f6b"/>
    </style:style>
    <style:style style:name="T66" style:family="text">
      <style:text-properties officeooo:rsid="0042ac65"/>
    </style:style>
    <style:style style:name="T67" style:family="text">
      <style:text-properties style:font-name="Arial"/>
    </style:style>
    <style:style style:name="T68" style:family="text">
      <style:text-properties style:font-name="Arial" fo:font-style="italic" style:font-style-asian="italic" style:font-style-complex="italic"/>
    </style:style>
    <style:style style:name="T69" style:family="text">
      <style:text-properties style:font-name="Arial" fo:font-style="italic" style:text-underline-style="none" style:font-style-asian="italic" style:font-style-complex="italic"/>
    </style:style>
    <style:style style:name="T70" style:family="text">
      <style:text-properties style:font-name="Arial" fo:font-size="8pt" style:font-size-asian="8pt" style:font-size-complex="8pt"/>
    </style:style>
    <style:style style:name="T71" style:family="text">
      <style:text-properties style:font-name="Arial" fo:font-size="8pt" fo:font-style="italic" style:font-size-asian="8pt" style:font-style-asian="italic" style:font-size-complex="8pt" style:font-style-complex="italic"/>
    </style:style>
    <style:style style:name="T72" style:family="text">
      <style:text-properties style:font-name="Arial" fo:font-size="8pt" fo:font-style="normal" style:font-size-asian="8pt" style:font-style-asian="normal" style:font-size-complex="8pt" style:font-style-complex="normal"/>
    </style:style>
    <style:style style:name="T73" style:family="text">
      <style:text-properties style:font-name="Arial" fo:font-size="10pt" style:font-size-asian="10pt" style:font-size-complex="10pt"/>
    </style:style>
    <style:style style:name="T74" style:family="text">
      <style:text-properties style:font-name="Arial" fo:font-size="10pt" officeooo:rsid="00125f93" style:font-size-asian="10pt" style:font-size-complex="10pt"/>
    </style:style>
    <style:style style:name="T75" style:family="text">
      <style:text-properties style:font-name="Arial" fo:font-size="10pt" officeooo:rsid="00138c76" style:font-size-asian="10pt" style:font-size-complex="10pt"/>
    </style:style>
    <style:style style:name="T76" style:family="text">
      <style:text-properties style:font-name="Arial" fo:font-size="10pt" officeooo:rsid="0014f8ac" style:font-size-asian="10pt" style:font-size-complex="10pt"/>
    </style:style>
    <style:style style:name="T77" style:family="text">
      <style:text-properties style:font-name="Arial" fo:font-size="10pt" officeooo:rsid="00739131" style:font-size-asian="10pt" style:font-size-complex="10pt"/>
    </style:style>
    <style:style style:name="T78" style:family="text">
      <style:text-properties style:font-name="Arial" fo:font-size="10pt" officeooo:rsid="007712de" style:font-size-asian="10pt" style:font-size-complex="10pt"/>
    </style:style>
    <style:style style:name="T79" style:family="text">
      <style:text-properties style:font-name="Arial" fo:font-size="10pt" fo:font-style="italic" style:font-size-asian="10pt" style:font-style-asian="italic" style:font-size-complex="10pt" style:font-style-complex="italic"/>
    </style:style>
    <style:style style:name="T80" style:family="text">
      <style:text-properties style:font-name="Arial" fo:font-size="10pt" fo:font-style="italic" officeooo:rsid="00739131" style:font-size-asian="10pt" style:font-style-asian="italic" style:font-size-complex="10pt" style:font-style-complex="italic"/>
    </style:style>
    <style:style style:name="T81" style:family="text">
      <style:text-properties style:font-name="Arial" fo:font-size="10pt" fo:font-style="italic" officeooo:rsid="007712de" style:font-size-asian="10pt" style:font-style-asian="italic" style:font-size-complex="10pt" style:font-style-complex="italic"/>
    </style:style>
    <style:style style:name="T82" style:family="text">
      <style:text-properties style:font-name="Arial" fo:font-size="10pt" fo:font-style="italic" fo:background-color="transparent" style:font-size-asian="10pt" style:font-style-asian="italic" style:font-size-complex="10pt" style:font-style-complex="italic"/>
    </style:style>
    <style:style style:name="T83"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84" style:family="text">
      <style:text-properties style:font-name="Arial" fo:font-size="10pt" fo:background-color="transparent" style:font-size-asian="10pt" style:font-size-complex="10pt"/>
    </style:style>
    <style:style style:name="T85" style:family="text">
      <style:text-properties style:font-name="Arial" fo:font-size="10pt" fo:font-weight="bold" style:font-size-asian="10pt" style:font-weight-asian="bold" style:font-size-complex="10pt" style:font-weight-complex="bold"/>
    </style:style>
    <style:style style:name="T86"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7" style:family="text">
      <style:text-properties style:font-name="Arial" fo:font-size="10pt" fo:font-style="normal" officeooo:rsid="00739131" style:font-size-asian="10pt" style:font-style-asian="normal" style:font-size-complex="10pt" style:font-style-complex="normal"/>
    </style:style>
    <style:style style:name="T88"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9" style:family="text">
      <style:text-properties style:font-name="Arial" officeooo:rsid="0003c00d"/>
    </style:style>
    <style:style style:name="T90" style:family="text">
      <style:text-properties fo:background-color="transparent"/>
    </style:style>
    <style:style style:name="T91" style:family="text">
      <style:text-properties fo:font-size="8pt" style:font-size-asian="8pt" style:font-size-complex="8pt"/>
    </style:style>
    <style:style style:name="T92" style:family="text">
      <style:text-properties officeooo:rsid="00006504"/>
    </style:style>
    <style:style style:name="T93" style:family="text">
      <style:text-properties officeooo:rsid="00014ceb"/>
    </style:style>
    <style:style style:name="T94" style:family="text">
      <style:text-properties officeooo:rsid="00019835"/>
    </style:style>
    <style:style style:name="T95" style:family="text">
      <style:text-properties style:use-window-font-color="true" fo:background-color="transparent"/>
    </style:style>
    <style:style style:name="T96" style:family="text">
      <style:text-properties style:use-window-font-color="true" officeooo:rsid="00019835" fo:background-color="transparent"/>
    </style:style>
    <style:style style:name="T97" style:family="text">
      <style:text-properties style:font-name="Courier 10 Pitch"/>
    </style:style>
    <style:style style:name="T98" style:family="text">
      <style:text-properties style:font-name="Courier 10 Pitch" fo:font-size="10pt" fo:background-color="transparent" style:font-size-asian="10pt" style:font-size-complex="10pt"/>
    </style:style>
    <style:style style:name="T99" style:family="text">
      <style:text-properties style:font-name="Courier 10 Pitch" fo:font-size="10pt" officeooo:rsid="001a1972" fo:background-color="transparent" style:font-size-asian="10pt" style:font-size-complex="10pt"/>
    </style:style>
    <style:style style:name="T100" style:family="text">
      <style:text-properties officeooo:rsid="00067d6e"/>
    </style:style>
    <style:style style:name="T101" style:family="text">
      <style:text-properties officeooo:rsid="00079faf"/>
    </style:style>
    <style:style style:name="T102" style:family="text">
      <style:text-properties officeooo:rsid="000849e9"/>
    </style:style>
    <style:style style:name="T103" style:family="text">
      <style:text-properties officeooo:rsid="00091c9e"/>
    </style:style>
    <style:style style:name="T104" style:family="text">
      <style:text-properties officeooo:rsid="000a1252"/>
    </style:style>
    <style:style style:name="T105" style:family="text">
      <style:text-properties officeooo:rsid="000a9407"/>
    </style:style>
    <style:style style:name="T106" style:family="text">
      <style:text-properties officeooo:rsid="000b3920"/>
    </style:style>
    <style:style style:name="T107" style:family="text">
      <style:text-properties officeooo:rsid="000d095b"/>
    </style:style>
    <style:style style:name="T108" style:family="text">
      <style:text-properties officeooo:rsid="000e880a"/>
    </style:style>
    <style:style style:name="T109" style:family="text">
      <style:text-properties officeooo:rsid="000efefb"/>
    </style:style>
    <style:style style:name="T110" style:family="text">
      <style:text-properties officeooo:rsid="0010b054"/>
    </style:style>
    <style:style style:name="T111" style:family="text">
      <style:text-properties officeooo:rsid="001115bd"/>
    </style:style>
    <style:style style:name="T112" style:family="text">
      <style:text-properties officeooo:rsid="00118e63"/>
    </style:style>
    <style:style style:name="T113" style:family="text">
      <style:text-properties officeooo:rsid="00125f93"/>
    </style:style>
    <style:style style:name="T114" style:family="text">
      <style:text-properties officeooo:rsid="0013c20b"/>
    </style:style>
    <style:style style:name="T115" style:family="text">
      <style:text-properties officeooo:rsid="0016acf5"/>
    </style:style>
    <style:style style:name="T116" style:family="text">
      <style:text-properties officeooo:rsid="00178ea8"/>
    </style:style>
    <style:style style:name="T117" style:family="text">
      <style:text-properties officeooo:rsid="001984a1"/>
    </style:style>
    <style:style style:name="T118" style:family="text">
      <style:text-properties officeooo:rsid="001a1972"/>
    </style:style>
    <style:style style:name="T119" style:family="text">
      <style:text-properties officeooo:rsid="001c04d6"/>
    </style:style>
    <style:style style:name="T120" style:family="text">
      <style:text-properties officeooo:rsid="001c6804"/>
    </style:style>
    <style:style style:name="T121" style:family="text">
      <style:text-properties style:font-size-asian="10pt"/>
    </style:style>
    <style:style style:name="T122" style:family="text">
      <style:text-properties style:font-size-complex="10pt"/>
    </style:style>
    <style:style style:name="T123" style:family="text">
      <style:text-properties officeooo:rsid="0054efa9"/>
    </style:style>
    <style:style style:name="T124" style:family="text">
      <style:text-properties officeooo:rsid="005552a1"/>
    </style:style>
    <style:style style:name="T125"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26"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27" style:family="text">
      <style:text-properties officeooo:rsid="006af4ea"/>
    </style:style>
    <style:style style:name="T128" style:family="text">
      <style:text-properties officeooo:rsid="00739131"/>
    </style:style>
    <style:style style:name="T129" style:family="text">
      <style:text-properties officeooo:rsid="0003e8bd"/>
    </style:style>
    <style:style style:name="T130" style:family="text">
      <style:text-properties officeooo:rsid="00766cb4"/>
    </style:style>
    <style:style style:name="T131" style:family="text">
      <style:text-properties officeooo:rsid="007712d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Creando software libre</text:h>
      <text:h text:style-name="P106" text:outline-level="2">Como <text:span text:style-name="T2">levar a cabo con éxito un proxecto de </text:span>software libre</text:h>
      <text:p text:style-name="P1"><text:span text:style-name="T9">Copyright 2005, 2006, 2007, 2008, 2009, 2010 </text:span><text:span text:style-name="T10">para </text:span>Karl Fogel, <text:span text:style-name="T9">liberado </text:span>baixo licenza CreativeCommons Attribution-ShareAlike (3.0)</text:p>
      <text:h text:style-name="P101" text:outline-level="1">Dedicatoria</text:h>
      <text:p text:style-name="P87">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07">Creando software libre<text:tab/>1</text:p>
          <text:p text:style-name="P105">Como levar a cabo con éxito un proxecto de software libre<text:tab/>1</text:p>
          <text:p text:style-name="P107">Dedicatoria<text:tab/>1</text:p>
          <text:p text:style-name="P107">Capítulo 0. Preámbulo <text:tab/>3</text:p>
          <text:p text:style-name="P105">Por que escribín este libro? <text:tab/>3</text:p>
          <text:p text:style-name="P105">A quen está orientado este libro? <text:tab/>4</text:p>
          <text:p text:style-name="P105">Fontes <text:tab/>4</text:p>
          <text:p text:style-name="P105">Recoñecementos <text:tab/>5</text:p>
          <text:p text:style-name="P105">Renuncia de responsabilidade <text:tab/>7</text:p>
          <text:p text:style-name="P107">Capítulo 1. Introdución <text:tab/>7</text:p>
          <text:p text:style-name="P105">Historia <text:tab/>9</text:p>
          <text:p text:style-name="P109">A aparición do software <text:s/>privativo e do software libre <text:tab/>9</text:p>
          <text:p text:style-name="P108">A resistencia consciente <text:tab/>10</text:p>
          <text:p text:style-name="P108">Resistencia accidental <text:tab/>11</text:p>
          <text:p text:style-name="P109">“Libre” fronte a “código aberto (open source)”<text:tab/>12</text:p>
          <text:p text:style-name="P105">A situación actual <text:tab/>14</text:p>
          <text:p text:style-name="P107">Capítulo 2. Primeiros pasos <text:tab/>15</text:p>
          <text:p text:style-name="P105">Antes de nada, bota unha ollada ao redor <text:tab/>17</text:p>
          <text:p text:style-name="P105">Comeza co que tiveres <text:tab/>17</text:p>
          <text:p text:style-name="P109">Escolle un bo nome <text:tab/>18</text:p>
          <text:p text:style-name="P109">Ten unha clara declaración de intencións <text:tab/>19</text:p>
          <text:p text:style-name="P109">Declara que o proxecto é libre <text:tab/>19</text:p>
          <text:p text:style-name="P109">Lista de funcionalidades e requerementos <text:tab/>20</text:p>
          <text:p text:style-name="P109">Estado do desenvolvemento <text:tab/>21</text:p>
          <text:p text:style-name="P108">Alpha e Beta <text:tab/>21</text:p>
          <text:p text:style-name="P109">Descargas <text:tab/>21</text:p>
          <text:p text:style-name="P109">Control de versións e acceso ao Sistema de notificación de erros (bug tracking system) <text:tab/>22</text:p>
          <text:p text:style-name="P109">Canais de comunicación <text:tab/>23</text:p>
          <text:p text:style-name="P109">Pautas de desenvolvemento <text:tab/>23</text:p>
          <text:p text:style-name="P109">Documentación <text:tab/>24</text:p>
          <text:p text:style-name="P108">Manter unha FAQ (preguntas frecuentes) <text:tab/>25</text:p>
          <text:p text:style-name="P108">Dispoñibilidade da documentación <text:tab/>25</text:p>
          <text:p text:style-name="P108">Documentación para desenvolvedores <text:tab/>26</text:p>
          <text:p text:style-name="P109">Exemplos de saídas e capturas de pantalla <text:tab/>26</text:p>
          <text:p text:style-name="P108"><text:soft-page-break/>Capturas de pantalla <text:tab/>27</text:p>
          <text:p text:style-name="P109">Aloxamento preconfigurado<text:tab/>27</text:p>
          <text:p text:style-name="P105">Escoller unha licenza e aplicala <text:tab/>27</text:p>
          <text:p text:style-name="P109">As licenzas "Fai o que queiras" <text:tab/>27</text:p>
          <text:p text:style-name="P109">A licenza GPL <text:tab/>27</text:p>
          <text:p text:style-name="P109">Como aplicar unha licenza ao teu código <text:tab/>28</text:p>
          <text:p text:style-name="P105">Axustando o ton<text:tab/>28</text:p>
          <text:p text:style-name="P109">Evita os debates privados <text:tab/>29</text:p>
          <text:p text:style-name="P109">Tolerancia cero coa mala educación <text:tab/>31</text:p>
          <text:p text:style-name="P109">Fomenta a revisión continua e pública do código <text:tab/>32</text:p>
          <text:p text:style-name="P109">Cando publicares un proxecto que estiver pechado ata agora, ten presente a magnitude da mudanza <text:tab/>33</text:p>
          <text:p text:style-name="P105">Anunciar o proxecto <text:tab/>34</text:p>
          <text:p text:style-name="P107">Capítulo 3. Infraestrutura Técnica <text:tab/>36</text:p>
          <text:p text:style-name="P105">Que é o que un proxecto precisa <text:tab/>37</text:p>
          <text:p text:style-name="P105">Listas de Correo <text:tab/>38</text:p>
          <text:p text:style-name="P109">Prevención do spam <text:tab/>39</text:p>
          <text:p text:style-name="P108">Filtraxe das mensaxes<text:tab/>39</text:p>
          <text:p text:style-name="P108">Ocultación de enderezos nos arquivos <text:tab/>40</text:p>
          <text:p text:style-name="P109">Identificación e xestión de cabezallos <text:tab/>41</text:p>
          <text:p text:style-name="P109">O gran debate sobre "responder-a" (Reply-To) <text:tab/>42</text:p>
          <text:p text:style-name="P108">Dúas fantasías <text:tab/>44</text:p>
          <text:p text:style-name="P109">Arquivamento<text:tab/>44</text:p>
          <text:p text:style-name="P109">Software <text:tab/>45</text:p>
          <text:p text:style-name="P105">Control de versións <text:tab/>46</text:p>
          <text:p text:style-name="P109">Vocabulario do control de versións <text:tab/>46</text:p>
          <text:p text:style-name="P108">"Versión" fronte a "Revisión" <text:tab/>47</text:p>
          <text:p text:style-name="P109">Seleccionando un sistema de control de versións <text:tab/>49</text:p>
          <text:p text:style-name="P109">Usando o sistema de control de versións <text:tab/>50</text:p>
          <text:p text:style-name="P108">Versiona todo. <text:tab/>50</text:p>
          <text:p text:style-name="P108">Navegabilidade <text:tab/>50</text:p>
          <text:p text:style-name="P108">Mensaxes de incorporación de mudanzas (commit emails) <text:tab/>51</text:p>
          <text:p text:style-name="P112">CIA: outro mecanismo de publicación de mudanzas (Another Change Publication Mechanism) <text:tab/>52</text:p>
          <text:p text:style-name="P108">Usa as ramas para evitares gargalos <text:tab/>52</text:p>
          <text:p text:style-name="P108">Singularidade da información <text:tab/>53</text:p>
          <text:p text:style-name="P108">Autorización <text:tab/>54</text:p>
          <text:p text:style-name="P105">Xestor de erros (Bug Tracker) <text:tab/>55</text:p>
          <text:p text:style-name="P109">Interacción con listas de correo <text:tab/>57</text:p>
          <text:p text:style-name="P109">Prefiltrando o xestor de erros <text:tab/>57</text:p>
          <text:p text:style-name="P105">IRC / Sistema de comunicacións en tempo real <text:tab/>59</text:p>
          <text:p text:style-name="P108">Sitios de pegado<text:tab/>59</text:p>
          <text:p text:style-name="P109">Bots <text:tab/>60</text:p>
          <text:p text:style-name="P109">Arquivando o IRC <text:tab/>60</text:p>
          <text:p text:style-name="P105">RSS Feeds <text:tab/>61</text:p>
          <text:p text:style-name="P105">Wikis <text:tab/>61</text:p>
          <text:p text:style-name="P105">Páxina web <text:tab/>62</text:p>
          <text:p text:style-name="P109">Aloxamento preconfigurado<text:tab/>63</text:p>
          <text:p text:style-name="P108">Escollendo un sitio preconfigurado <text:tab/>63</text:p>
          <text:p text:style-name="P108"><text:soft-page-break/>Anonimato e participación <text:tab/>64</text:p>
        </text:index-body>
      </text:table-of-content>
      <text:h text:style-name="P103" text:outline-level="1"><text:span text:style-name="T27">Capítulo 0. </text:span>Preámbulo </text:h>
      <text:h text:style-name="P106" text:outline-level="2">Por que escribín este libro? </text:h>
      <text:p text:style-name="P1">Nas festas, a xente xa non fica con expresión de dúbida cando lles digo que traballo con software libre. «Ah, si, código aberto, como <text:span text:style-name="T23">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1"/>
      <text:p text:style-name="P1">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1"/>
      <text:p text:style-name="P1">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1">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1"><text:s/></text:p>
      <text:p text:style-name="P1">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1"/>
      <text:p text:style-name="P1">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text:soft-page-break/>é, en definitiva, a causa de que o proceso non se deteña. </text:p>
      <text:h text:style-name="P106" text:outline-level="2">A quen está orientado este libro? </text:h>
      <text:p text:style-name="P1">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1"/>
      <text:p text:style-name="P1">O lector non ten por que saber programar, porén, debería posuír nocións básicas de conceptos de enxeñaría de software tales como código fonte, compiladores e <text:span text:style-name="T26">parches</text:span> (<text:span text:style-name="T11">patches</text:span>). </text:p>
      <text:p text:style-name="P1"/>
      <text:p text:style-name="P1">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106" text:outline-level="2">Fontes </text:h>
      <text:p text:style-name="P2">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1"/>
      <text:p text:style-name="P1">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1"/>
      <text:p text:style-name="P1">Traballei en Subversion os últimos 5 anos, mais xa levo 12 anos no mundo do software libre. Outros proxectos que deron forma a esta obra son: </text:p>
      <text:p text:style-name="P1"/>
      <text:list xml:id="list1053495220" text:style-name="L1">
        <text:list-item>
          <text:p text:style-name="P67"><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67"><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67"><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80"><text:soft-page-break/>OpenOffice.org, a base de datos de Berkeley de Sleepycat, e a base de datos MySQL; non formei parte deses proxectos persoalmente, mais os seguín de preto e en ocasións falei con algúns dos seus membros. </text:p>
        </text:list-item>
        <text:list-item>
          <text:p text:style-name="P80">GNU Debugger (GDB) (idem) </text:p>
        </text:list-item>
        <text:list-item>
          <text:p text:style-name="P80">O proxecto Debian (idem). </text:p>
        </text:list-item>
      </text:list>
      <text:p text:style-name="P1"/>
      <text:p text:style-name="P1">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106" text:outline-level="2">Recoñecementos </text:h>
      <text:p text:style-name="P1">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1"/>
      <text:p text:style-name="P1">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1"/>
      <text:p text:style-name="P1">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1"/>
      <text:p text:style-name="P1">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1"/>
      <text:p text:style-name="P1">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1"/>
      <text:p text:style-name="P1">Jon Trowbridge e Sander Striker animáronme na miña empresa e brindáronse a colaborar nela, sen a súa experiencia en produtos de software libre nunca tería rematado a obra. </text:p>
      <text:p text:style-name="P1"/>
      <text:p text:style-name="P1">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1"/>
      <text:p text:style-name="P1"><text:soft-page-break/>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1"/>
      <text:p text:style-name="P1">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1"/>
      <text:p text:style-name="P1">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1"/>
      <text:p text:style-name="P1">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1"/>
      <text:p text:style-name="P1">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1"/>
      <text:p text:style-name="P1">Queixeime a Rachel Scollon de como levaba a redacción do libro en numerosas ocasións; nunca se negou a escoitarme e de algunha maneira conseguía que os problemas parecesen menos problemas. Agradézolle desde aquí a súa inestimable axuda. </text:p>
      <text:p text:style-name="P1"/>
      <text:p text:style-name="P1">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1"/>
      <text:p text:style-name="P16"><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1"/>
      <text:p text:style-name="P1">Os meus pais, Frances e Henry, ofrecéronme o seu apoio, como sempre, e dado que este libro é menos técnico que o anterior, espero que atopen a súa lectura máis agradable. </text:p>
      <text:p text:style-name="P1"/>
      <text:p text:style-name="P1">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text:soft-page-break/>software libre pola primeira vez, algo en certa maneira semellante a un paxaro que lle aprendese a voar a un avión. </text:p>
      <text:h text:style-name="P106" text:outline-level="2">Renuncia de responsabilidade </text:h>
      <text:p text:style-name="P1">As reflexións e opinións reflectidas nesta obra son exclusivamente do autor. Non representan necesariamente a postura de CollabNet ou do proxecto Subversion.</text:p>
      <text:p text:style-name="P1"/>
      <text:h text:style-name="P102" text:outline-level="1">Capítulo 1. Introdución </text:h>
      <text:p text:style-name="P20"/>
      <text:p text:style-name="P20">Case todos os proxectos de software libre fracasan. </text:p>
      <text:p text:style-name="P20"/>
      <text:p text:style-name="P20">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0"/>
      <text:p text:style-name="P20">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0"/>
      <text:p text:style-name="P20">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0"/>
      <text:p text:style-name="P20">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0"/>
      <text:p text:style-name="P20">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text:soft-page-break/>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0"/>
      <text:p text:style-name="P29">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20"/>
      <text:p text:style-name="P20">(de <text:span text:style-name="T28">http://www.jwz.org/gruntle/nomo.html</text:span>) </text:p>
      <text:p text:style-name="P20"/>
      <text:p text:style-name="P20">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1">Primeiros pasos</text:span>, fala de maneira detallada sobre a presentación e a configuración de pacotes, e explica por que é extremadamente importante darlles prioridade desde o inicio do proxecto. </text:p>
      <text:p text:style-name="P20"/>
      <text:p text:style-name="P20">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0"/>
      <text:p text:style-name="P20">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0"><text:soft-page-break/></text:p>
      <text:p text:style-name="P20">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h text:style-name="Heading_20_2" text:outline-level="2">Historia </text:h>
      <text:p text:style-name="P20">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0"/>
      <text:p text:style-name="P20">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0"/>
      <text:p text:style-name="P20">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1">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h text:style-name="Heading_20_3" text:outline-level="3">A aparición do software <text:s/>privativo e do software libre </text:h>
      <text:p text:style-name="P20">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text:soft-page-break/>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0"/>
      <text:p text:style-name="P20">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A resistencia consciente </text:h>
      <text:p text:style-name="P20">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0"/>
      <text:p text:style-name="P30">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30"/>
      <text:p text:style-name="P20">(de <text:a xlink:type="simple" xlink:href="http://www.gnu.org/gnu/thegnuproject.html">http://www.gnu.org/gnu/thegnuproject.html</text:a>)</text:p>
      <text:p text:style-name="P20"/>
      <text:p text:style-name="P20">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0"/>
      <text:p text:style-name="P20">Stallman recoñeceu un padrón na cadea de acontecementos:</text:p>
      <text:p text:style-name="P20"/>
      <text:p text:style-name="P31">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31"/>
      <text:p text:style-name="P31">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20"/>
      <text:p text:style-name="P20">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0"/>
      <text:p text:style-name="P20">Para alén de traballar no novo sistema operativo, Stallman creou unha licenza de dereitos de autor cuxos termos garantían que o seu código ficaría libre para sempre. A Licenza Pública Xeral da GNU (GPL) constitúe <text:soft-page-break/>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11">Licenzas, dereitos de autor (copyright) e patentes</text:span>, analiza a GPL e a súa relación con outras licenzas de software libre. </text:p>
      <text:p text:style-name="P20"/>
      <text:p text:style-name="P20">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3">Emacs</text:span>) e o compilador C (<text:span text:style-name="T23">GCC</text:span>) tiveron un éxito especial, e gozaron de unha gran aceptación non por motivos ideolóxicos, senón pola súa perfección técnica. Por volta de 1990, a GNU producira a maior parte dun sistema operativo, excepto o núcleo (<text:span text:style-name="T11">kernel</text:span>), a parte da máquina responsable do arranque, de administrar a memoria, o disco e outros recursos do sistema. <text:s/></text:p>
      <text:p text:style-name="P20"/>
      <text:p text:style-name="P20">Infelizmente, o proxecto GNU seleccionara un núcleo (<text:span text:style-name="T11">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1">Linux</text:span>, e cando foi combinado cos programas GNU existentes, deu orixe a un sistema operativo totalmente libre. Pola primeira vez era posible ligar o computador e traballar sen utilizar software propietario. </text:p>
      <text:p text:style-name="P20"/>
      <text:p text:style-name="P20">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0"/>
      <text:p text:style-name="P20">Unha grande parte do software deste sistema operativo non foi producido polo proxecto GNU. De feito, a GNU non era o único grupo que estaba a traballar na produción dun sistema operativo libre (por exemplo, o código que co tempo desembocou en <text:span text:style-name="T11">NetBSD</text:span> e <text:span text:style-name="T11">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Resistencia accidental </text:h>
      <text:p text:style-name="P20">Porén, os inicios do software libre foron unha época de gran actividade, e poucas accións tiñan un compoñente ideolóxico tan explícito como o Proxecto GNU de Stallman. Un dos movementos máis destacados foi a <text:span text:style-name="T11">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ext:soft-page-break/>traballar no mundo do código aberto. </text:p>
      <text:p text:style-name="P20"/>
      <text:p text:style-name="P20">Outro crisol de desenvolvemento cooperativo foi o <text:span text:style-name="T11">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1">X Windows</text:span><text:span text:style-name="T11"><text:note text:id="ftn2" text:note-class="footnote"><text:note-citation>2</text:note-citation><text:note-body><text:p text:style-name="P34"><text:s/><text:span text:style-name="T30">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11">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1">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0"/>
      <text:p text:style-name="P20">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1">bugs</text:span>). Isto proporciónalles aos participantes nun proxecto unha especie de base común, un motivo e un marco para cooperaren sen se preocuparen de demasiados detalles de outro carácter que non sexa o técnico. </text:p>
      <text:p text:style-name="P20"/>
      <text:p text:style-name="P20">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20"/>
      <text:p text:style-name="P20">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0">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text:soft-page-break/>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0"/>
      <text:p text:style-name="P20">A confusión causada pola palabra “<text:span text:style-name="T11">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1">free</text:span>” estaba tan estendida que o programadores crearon unha fórmula explicativa: <text:span text:style-name="T11">“It's free as in freedom- think free speech, not free beer”</text:span> (libre de liberdade, pensa en “discurso libre”, non en “cervexa gratis”). Porén, ter que explicalo constantemente cansa, e moitos programadores opinaban, con razón, que a palabra “<text:span text:style-name="T11">free</text:span>” impedía que a xente comprendese as características dese software. </text:p>
      <text:p text:style-name="P20"/>
      <text:p text:style-name="P20">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1">“free as in freedom”</text:span> (libre de liberdade) presentaba un problema de conciencia para as empresas que desexaban apoiar programas específicos de software libre, mais que ao mesmo tempo querían continuar a vender software propietario. </text:p>
      <text:p text:style-name="P20"/>
      <text:p text:style-name="P20">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0"/>
      <text:p text:style-name="P20">Estas diferenzas non requiriron unha análise detallada nin unha articulación profunda durante moito tempo, mais o auxe do software libre no mundo dos negocios mudou esta situación. O termo código aberto (<text:span text:style-name="T11">open source</text:span>) foi creado en 1998 como alternativa ao termo “libre” (<text:span text:style-name="T11">free</text:span>) por un grupo de programadores que daría orixe á Iniciativa do Código Aberto (OSI1 polas siglas en inglés). <text:s/>Para a OSI, non só o termo “software libre” (<text:span text:style-name="T11">free software</text:span>) era potencialmente confuso, senón que a propia palabra “libre” (<text:span text:style-name="T11">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0"/>
      <text:p text:style-name="P32">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32"/>
      <text:p text:style-name="P32">O que hai que lograr que comprendan a maior parte dos especialistas non é o concepto de código aberto, senón o nome. Por que non chamalo, como fixemos sempre, software libre? </text:p>
      <text:p text:style-name="P32"/>
      <text:p text:style-name="P32">Un dos motivos principais é que o termo “software libre” (free software) crea tal confusión que pode propiciar conflitos... </text:p>
      <text:p text:style-name="P32"/>
      <text:p text:style-name="P32">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32"/>
      <text:p text:style-name="P32"><text:soft-page-break/>A maior parte dos grandes executivos nunca van comprar “software libre”. Mais se collermos a mesma tendencia, a mesma xente e as mesmas licenzas, e mudarmos o nome para “código aberto”, si van comprar. </text:p>
      <text:p text:style-name="P32"/>
      <text:p text:style-name="P32">Para algúns hackers é difícil de crer, porque son especialistas que pensan en termos concretos e substanciais e que non comprenden a importancia da imaxe cando se quere vender algo. </text:p>
      <text:p text:style-name="P32"/>
      <text:p text:style-name="P32">No marketing, as aparencias son a realidade. Aparentar que temos vontade de saír das barricadas e de cooperar co mundo empresarial é tan importante como os nosos principios, as nosas conviccións e o noso software. </text:p>
      <text:p text:style-name="P32"/>
      <text:p text:style-name="P33">(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20"/>
      <text:p text:style-name="P20">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0"/>
      <text:p text:style-name="P20">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0"/>
      <text:p text:style-name="P20">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0">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0"/>
      <text:p text:style-name="P20">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text:soft-page-break/>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0"/>
      <text:p text:style-name="P20">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0"/>
      <text:p text:style-name="P20">Os colaboradores deberían percibir que a súa implicación nun proxecto e a súa influencia sobre o mesmo son directamente proporcionais ás súas colaboracións. </text:p>
      <text:p text:style-name="P20"/>
      <text:p text:style-name="P20">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1">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04" text:outline-level="1"><text:span text:style-name="T65">Capítulo 2. </text:span>Primeiros pasos </text:h>
      <text:p text:style-name="P3">O modelo clásico de como comezan os proxectos de software libre foi proposto por Eric Raymond, nun artigo xa famoso sobre procesos no software libre titulado <text:span text:style-name="T11">A catedral e o bazar</text:span>. Raymond escribiu: </text:p>
      <text:p text:style-name="P3"/>
      <text:p text:style-name="P38"><text:span text:style-name="T11">Todos os bos proxectos de software inícianse para resolver un problema concreto dun desenvolvedor. <text:s/>(</text:span><text:span text:style-name="T12">ver </text:span><text:a xlink:type="simple" xlink:href="http://www.catb.org/~esr/writings/cathedral-bazaar/"><text:span text:style-name="T11">http://www.catb.org/~esr/writings/cathedral-bazaar/</text:span></text:a><text:span text:style-name="T11">).</text:span></text:p>
      <text:p text:style-name="P3"/>
      <text:p text:style-name="P3">Raymond non está dicindo que os proxectos de software libre unicamente xurdan cando un desenvolvedor ten un problema. Máis ben, está dicindo que os <text:span text:style-name="T11">bos</text:span> programas son resultado de que un programador teña un interese persoal en ver o problema resolto; porén, resolver un problema persoal é a motivación máis frecuente dos proxectos de software libre. </text:p>
      <text:p text:style-name="P3"/>
      <text:p text:style-name="P3">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3"/>
      <text:p text:style-name="P5">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1">propias</text:span> <text:soft-page-break/>necesidades, e posteriormente é compartido con todo o mundo, como se o problema fose unha doenza e o software o medicamento, que debe ser distribuído para erradicar a pandemia. </text:p>
      <text:p text:style-name="P3"/>
      <text:p text:style-name="P3">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3"/>
      <text:p text:style-name="P17"><text:span text:style-name="T1">A distribución de software libre é unha tarefa a dúas bandas: o software precisa de usuarios e de desenvolvedores. Estas necesidades non están necesariamente en conflito, mais engaden algunha </text:span><text:span text:style-name="T1">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3"/>
      <text:p text:style-name="P3">O corolario disto é que <text:span text:style-name="T11">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3"/>
      <text:p text:style-name="P3">Isto é unha mágoa, xa que existen situacións onde a forma <text:span text:style-name="T11">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3"/>
      <text:p text:style-name="P3">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1">con só ver a ligazón </text:span>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text:soft-page-break/>Antes de nada, bota unha ollada ao redor </text:h>
      <text:p text:style-name="P3">Antes de comezar un proxecto de software libre, hai unha advertencia importante: </text:p>
      <text:p text:style-name="P3"/>
      <text:p text:style-name="P18"><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3"/>
      <text:p text:style-name="P3">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3">Investigaches sen atopares nada que encaixe coas túas necesidades e decidiches comezar un novo proxecto. </text:p>
      <text:p text:style-name="P3"/>
      <text:p text:style-name="P3">E agora que? </text:p>
      <text:p text:style-name="P3"/>
      <text:p text:style-name="P3">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1">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3"/>
      <text:p text:style-name="P3">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1">README</text:span>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3"/>
      <text:p text:style-name="P3">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text:soft-page-break/>En verdade, preocuparse de todos eses flocos consumiría demasiado tempo e, de calquera forma, é traballo que un pode confiar en que fagan os voluntarios unha vez o proxecto estiver en marcha. </text:p>
      <text:p text:style-name="P3"/>
      <text:p text:style-name="P17"><text:span text:style-name="T1">Porén, o que </text:span><text:span text:style-name="T13">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3">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3"/>
      <text:p text:style-name="P3">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3">Ponte no lugar de alguén que acaba de atopar o proxecto, talvez porque se atopou casualmente con el mentres procuraba software para resolver algún problema. A primeira cousa que vai ver é o nome. </text:p>
      <text:p text:style-name="P3"/>
      <text:p text:style-name="P3">Un bo nome vai tornar o proxecto nun suceso de maneira automática, e un mal nome non o vai condenar ao fracaso - ben, un nome <text:span text:style-name="T11">verdadeiramente</text:span> malo podería facelo, mais asumiremos que ninguén trata de sabotar o seu proxecto. Porén, un mal nome pode atrasar a adopción, ben porque a xente non o toma en serio, ben porque simplemente lle custe lembralo. </text:p>
      <text:p text:style-name="P3"/>
      <text:p text:style-name="P3">Un bo nome: </text:p>
      <text:p text:style-name="P3"/>
      <text:list xml:id="list466299473" text:style-name="L2">
        <text:list-item>
          <text:p text:style-name="P81">Dá certa idea do que fai o proxecto, ou está polo menos relacionado dunha maneira obvia, tal que, se se ten oído o nome e se sabe o que fai o proxecto, o nome vai ser lembrado rapidamente. </text:p>
        </text:list-item>
      </text:list>
      <text:p text:style-name="P12"/>
      <text:list xml:id="list855218550" text:continue-numbering="true" text:style-name="L2">
        <text:list-item>
          <text:p text:style-name="P81">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2"/>
      <text:list xml:id="list848944798" text:continue-numbering="true" text:style-name="L2">
        <text:list-item>
          <text:p text:style-name="P81">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37"/>
      <text:p text:style-name="P39">Os recursos mencionados anteriormente <text:span text:style-name="T34">(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3"/>
      <text:list xml:id="list2133053825" text:style-name="L3">
        <text:list-item>
          <text:p text:style-name="P68"><text:soft-page-break/><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3">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3"/>
      <text:p text:style-name="P10">A declaración de intencións debe ser concreta, restritiva e, sobre todo, curta. Un bo exemplo é a de <text:a xlink:type="simple" xlink:href="http://www.openoffice.org/">http://www.openoffice.org</text:a>: </text:p>
      <text:p text:style-name="P3"/>
      <text:p text:style-name="P40">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3"/>
      <text:p text:style-name="P3">En poucas palabras, tocaron os puntos relevantes, explicando a misión tendo en conta os coñecementos previos do lector. Ao diciren "<text:span text:style-name="T11">en comunidade</text:span>", sinalan que ningunha corporación dominará o desenvolvemento; "<text:span text:style-name="T11">internacional</text:span>" significa que o programa estará dispoñible en diversas linguas e codificacións; "<text:span text:style-name="T11">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1">ferramenta ofimática</text:span>" indican algo moi concreto a todos aqueles familiarizados con este tipo de programas. Asumir os coñecementos previos do lector (neste caso probablemente de MS Office) permite obter unha declaración de intencións concisa. </text:p>
      <text:p text:style-name="P3"/>
      <text:p text:style-name="P3">A natureza da declaración de intencións depende parcialmente de quen a escriba, non só do programa que intenta describir. Por exemplo, ten sentido que OpenOffice.org empregue as palabras "<text:span text:style-name="T11">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1">potenciais</text:span>,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3">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3"/>
      <text:p text:style-name="P17"><text:soft-page-break/><text:span text:style-name="T13">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3"/>
      <text:p text:style-name="P3">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35">na sección “Elexir unha licenza e aplicala” </text:span>máis adiante neste mesmo capítulo, e os aspectos concretos sobre o licenciamento son discutidos con detalle <text:s/><text:span text:style-name="T36">no capítulo </text:span><text:span text:style-name="T37">9,</text:span><text:span text:style-name="T36"> “Licenzas, dereitos de autor e patentes”</text:span>. </text:p>
      <text:p text:style-name="P3"/>
      <text:p text:style-name="P3">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6">e</text:span>r<text:span text:style-name="T66">e</text:span>mentos </text:h>
      <text:p text:style-name="P3">Debería existir unha breve lista das funcionalidades que o programa soporta (se algo aínda non estiver completo, podes listalo, mais poñendo "<text:span text:style-name="T11">planeado</text:span>" ou "<text:span text:style-name="T11">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3"/>
      <text:p text:style-name="P41">Crear un indexador de texto completo e motor de procura cunha API usable por programadores, que permita fornecer servizos de procura para grandes coleccións de ficheiros.</text:p>
      <text:p text:style-name="P55"/>
      <text:p text:style-name="P55">A lista de funcionalidades e requirimentos daría os detalles, restrinxindo o ámbito da declaración de obxectivos:</text:p>
      <text:p text:style-name="P54"/>
      <text:p text:style-name="P43"><text:span text:style-name="T5">Funcionalidades</text:span><text:span text:style-name="T6">:</text:span></text:p>
      <text:list xml:id="list1598250446" text:style-name="L4">
        <text:list-item>
          <text:p text:style-name="P82">Procura en texto plano, HTML, e XML.</text:p>
        </text:list-item>
        <text:list-item>
          <text:p text:style-name="P82">Procura de palabras ou frases.</text:p>
        </text:list-item>
        <text:list-item>
          <text:p text:style-name="P82">(planeada) Coincidencias aproximadas (Fuzzy matching).</text:p>
        </text:list-item>
        <text:list-item>
          <text:p text:style-name="P82">(planeada) Actualización incremental de índices.</text:p>
        </text:list-item>
        <text:list-item>
          <text:p text:style-name="P82">(planeada) Indexación de sitios Web remotos.</text:p>
        </text:list-item>
      </text:list>
      <text:p text:style-name="P13"/>
      <text:p text:style-name="P43"><text:span text:style-name="T5">Requerementos</text:span><text:span text:style-name="T4">:</text:span></text:p>
      <text:list xml:id="list1483426055" text:style-name="L5">
        <text:list-item>
          <text:p text:style-name="P83">Python 2.2 ou superior.</text:p>
        </text:list-item>
        <text:list-item>
          <text:p text:style-name="P83">Espazo en disco suficiente para almacenar os índices (aproximadamente 2x o tamaño orixinal do conxunto de datos).</text:p>
        </text:list-item>
      </text:list>
      <text:p text:style-name="P3"/>
      <text:p text:style-name="P3">Con esta información, os lectores poden ter unha idea de se este programa é o que necesitan e valorar a súa implicación no proxecto como desenvolvedores. </text:p>
      <text:h text:style-name="Heading_20_3" text:outline-level="3"><text:soft-page-break/>Estado do desenvolvemento </text:h>
      <text:p text:style-name="P3">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3"/>
      <text:p text:style-name="P3">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3"/>
      <text:p text:style-name="P3">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1">máis</text:span> estable do que o usuario espera, que o caso contrario. O mellor boca a boca vén de sorpresas agradables. </text:p>
      <text:h text:style-name="P61" text:outline-level="4">Alpha e Beta </text:h>
      <text:p text:style-name="P37">O termo <text:span text:style-name="T11">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1">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3">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3"/>
      <text:p text:style-name="P3">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3"/>
      <text:p text:style-name="P17"><text:span text:style-name="T1">Aínda que pareza obvio, moitos proxectos non se molestan en estandarizar o proceso de instalación ata </text:span><text:soft-page-break/><text:span text:style-name="T1">moi tarde, dicíndose a si mesmos que teñen tempo a facelo máis adiante: "</text:span><text:span text:style-name="T13">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3">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3"/>
      <text:p text:style-name="P3">As tarefas aburridas cun alto beneficio deberían ser feitas nas etapas iniciais do proxecto. E baixar a barreira de entrada utilizando un bo sistema de empacotamento consegue un grande beneficio. </text:p>
      <text:p text:style-name="P3"/>
      <text:p text:style-name="P6">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40">na sección </text:span>“<text:span text:style-name="T38">Numeración d</text:span><text:span text:style-name="T39">e versións</text:span><text:span text:style-name="T38">”</text:span>, e os detalles de estandarización dos procesos de construción e instalación son tratados <text:span text:style-name="T40">na sección </text:span><text:span text:style-name="T40">“Empacotamento”, </text:span><text:span text:style-name="T41">ambos</text:span><text:span text:style-name="T40"> no capítulo 7 </text:span>“Empacotamento, liberación e dia a dia no desenvolvemento”. </text:p>
      <text:h text:style-name="Heading_20_3" text:outline-level="3">Control de versións e acceso ao Sistema de notificación de erros (<text:span text:style-name="T11">bug tracking system</text:span>) </text:h>
      <text:p text:style-name="P3">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42">no capítulo 3, “Infraestructura técnica”</text:span>. </text:p>
      <text:p text:style-name="P3"/>
      <text:p text:style-name="P3">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3"/>
      <text:p text:style-name="P3">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1">ratio</text:span> de rexistros saudable e os visitantes non se alarmarán polo baixo número total de erros rexistrados. </text:p>
      <text:p text:style-name="P3"><text:soft-page-break/></text:p>
      <text:p text:style-name="P17"><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43">na sección “Xestores de erros” </text:span><text:span text:style-name="T1">dentro d</text:span><text:span text:style-name="T43">o capítulo 3 “Infraestructura técnica”</text:span><text:span text:style-name="T1">, polo que non se entrará en detalles aquí. Desde o punto de vista da presentación, a importancia radica en </text:span><text:span text:style-name="T13">ter</text:span><text:span text:style-name="T1"> un sistema de notificación e asegurarse de que é visible desde a páxina principal do proxecto. </text:span></text:p>
      <text:h text:style-name="Heading_20_3" text:outline-level="3">Canais de comunicación </text:h>
      <text:p text:style-name="P3">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3"/>
      <text:p text:style-name="P3">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3"/>
      <text:p text:style-name="P3">Xa que este capítulo unicamente versa sobre como iniciar un proxecto, chega con dicir que os foros de comunicacións teñen que existir. Máis adiante, dentro d<text:span text:style-name="T44">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3">Se alguén estiver a pensar en contribuír a un proxecto, buscará as pautas de desenvolvemento. Estas pautas non son tanto técnicas como sociais: explican como os desenvolvedores interaxen entre si e cos usuarios ou como se realiza o traballo. </text:p>
      <text:p text:style-name="P3"/>
      <text:p text:style-name="P4">Este tema trátase en detalle n<text:span text:style-name="T45">a sección “Poñer todo por escrito” no capítulo 4 “Infraestructura social e política”</text:span>, mais os elementos básicos das pautas de desenvolvemento son: </text:p>
      <text:p text:style-name="P4"/>
      <text:list xml:id="list1471469825" text:style-name="L6">
        <text:list-item>
          <text:p text:style-name="P84">ligazóns aos foros onde interaxir con outros desenvolvedores</text:p>
        </text:list-item>
        <text:list-item>
          <text:p text:style-name="P84">instrucións sobre como notificar erros e enviar remendos</text:p>
        </text:list-item>
        <text:list-item>
          <text:p text:style-name="P84">indicacións sobre como o desenvolvemento se realiza habitualmente - é o proxecto unha ditadura benevolente? unha democracia? calquera outra cousa?</text:p>
        </text:list-item>
      </text:list>
      <text:p text:style-name="P4"/>
      <text:p text:style-name="P4">O temo "ditadura" non pretende ter sentido pexorativo. É perfectamente válido xestionar un proxecto como se de unha tiranía se tratase, onde un único desenvolvedor teña poder de veto sobre todos as <text:soft-page-break/>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3"/>
      <text:p text:style-name="P7">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3"/>
      <text:p text:style-name="P3">O tema de como fornecer unha introdución á aplicación para o programador discutirase máis adiante neste mesmo capítulo <text:span text:style-name="T46">na sección “Documentación para desenvolvedores”.</text:span> </text:p>
      <text:h text:style-name="Heading_20_3" text:outline-level="3">Documentación </text:h>
      <text:p text:style-name="P3">A documentación é esencial. É preciso que exista <text:span text:style-name="T11">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3"/>
      <text:p text:style-name="P3">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1">redactores</text:span> da documentación coñecen demasiado ben - polo que pode ser difícil para eles poñerse no punto de vista do lector e listar os pasos que (para o escritor) parecen tan obvios que non paga a pena mencionar. </text:p>
      <text:p text:style-name="P3"/>
      <text:p text:style-name="P3">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3"/>
      <text:p text:style-name="P3">Un modo de asegurarse de que se fai a documentación é limitar o seu alcance por adiantado. Desta forma, escribila non parecerá unha tarefa sen fin. Unha boa regra xeral é seguir uns criterios mínimos: </text:p>
      <text:p text:style-name="P3"/>
      <text:list xml:id="list425054921" text:style-name="L7">
        <text:list-item>
          <text:p text:style-name="P85">Indicarlle ao lector claramente o nivel técnico que precisa ter. </text:p>
        </text:list-item>
        <text:list-item>
          <text:p text:style-name="P85">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85">Dar un exemplo, tipo titorial, sobre como levar a cabo unha tarefa común. Obviamente, cantos máis exemplos mellor, mais se o tempo for limitado, escolle unha e descríbea a fondo. Unha vez unha persoa vexa que a aplicación pode ser utilizada para unha cousa, comezará a explorar que <text:soft-page-break/>máis se pode facer - e, con sorte, comezará a xerar documentación por el mesmo. O que nos leva ao seguinte punto. </text:p>
        </text:list-item>
        <text:list-item>
          <text:p text:style-name="P85">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3"/>
      <text:p text:style-name="P3">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61" text:outline-level="4">Manter unha FAQ (preguntas frecuentes) </text:h>
      <text:p text:style-name="P37">Unha <text:span text:style-name="T11">FAQ</text:span> (un documento de preguntas frecuentes) pode ser un dos mellores investimentos que un proxecto pode facer en termos de documentación. As <text:span text:style-name="T11">FAQs</text:span> están altamente enfocadas ás preguntas que os usuarios e desenvolvedores preguntan - e que pode ser o contrario ás preguntas que ti <text:span text:style-name="T11">esperabas</text:span> que fixeran - unha <text:span text:style-name="T11">FAQ</text:span> detallada soe dar a quen procura a resposta exacta que estaba a esperar. A <text:span text:style-name="T11">FAQ</text:span> é habitualmente o primeiro lugar onde os usuarios consultan cando atopan un problema, mesmo antes do manual oficial, e é o documento do proxecto que probablemente máis se vai enlazar desde outros lugares. </text:p>
      <text:p text:style-name="P3"/>
      <text:p text:style-name="P37">Infelizmente, a <text:span text:style-name="T11">FAQ</text:span> non se pode realizar ao principio do proxecto. As boas <text:span text:style-name="T11">FAQ</text:span> non están escritas, medran. Son documentos reactivos, que evolúen a través do tempo en resposta ao uso diario da aplicación. Xa que é imposible anticipar correctamente as preguntas que van ser realizadas, é imposible sentarse e redixir unha <text:span text:style-name="T11">FAQ</text:span> útil desde cero. </text:p>
      <text:p text:style-name="P3"/>
      <text:p text:style-name="P37">Polo tanto, non esbanxes o tempo facéndoo. Porén, pode ser útil crear un molde inicial para as <text:span text:style-name="T11">FAQ</text:span>, de maneira que exista un lugar obvio onde as persoas contribúan con preguntas e respostas cando o proxecto comece a andar. Nesta etapa, o máis importante non é que estean completas, senón a conveniencia: se é sinxelo engadir contido á <text:span text:style-name="T11">FAQ</text:span>, a xente vaino facer. O mantemento correcto da <text:span text:style-name="T11">FAQ</text:span> non é un problema trivial e será comentado máis a fondo <text:span text:style-name="T47">na sección</text:span> “<text:span text:style-name="T47">Xestor das </text:span><text:span text:style-name="T16">FAQ</text:span><text:span text:style-name="T47">” do capítulo 8 “Xestión de voluntarios”</text:span>. </text:p>
      <text:h text:style-name="Heading_20_4" text:outline-level="4">Dispoñibilidade da documentación </text:h>
      <text:p text:style-name="P3">A documentación debe estar dispoñible desde 2 lugares: en liña (directamente desde a páxina web) <text:span text:style-name="T11">e</text:span> na distribución descarregable da aplicación (ver <text:span text:style-name="T47">capítulo 7 “Empacotamento, publicación e desenvolvemento diario”</text:span>). É preciso que estea en liña, de modo navegable, xa que a xente habitualmente le a documentación <text:span text:style-name="T11">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3"/>
      <text:p text:style-name="P3">Para a documentación en liña, é preciso asegurarase de que hai unha ligazón que mostre a documentación nunha única páxina HTML (pon unha nota como "monolítico ou "todo en un" ou "un <text:soft-page-break/>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1">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Documentación para desenvolvedores </text:h>
      <text:p text:style-name="P3">A documentación para desenvolvedores está escrita para axudar os programadores a entenderen o código, para que poidan reparalo ou estendelo con máis funcionalidades. Isto é diferente das <text:span text:style-name="T11">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3"/>
      <text:p text:style-name="P3">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3"/>
      <text:p text:style-name="P3">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3"/>
      <text:p text:style-name="P3">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8">sección “W</text:span>ikis" <text:span text:style-name="T48">no capítulo 3 “Infraestructura técnica” </text:span>para máis información. </text:p>
      <text:h text:style-name="Heading_20_3" text:outline-level="3">Exemplos de saídas e capturas de pantalla </text:h>
      <text:p text:style-name="P17"><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3">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text:soft-page-break/>Capturas de pantalla </text:h>
      <text:p text:style-name="P11">Debido a que as capturas de pantalla poden ser desalentadoras ata que fas unhas poucas, aquí tes unhas instrucións básicas para facelas. En Gimp (<text:a xlink:type="simple" xlink:href="http://www.gimp.org/">http://www.gimp.org/</text:a>), abre o menú <text:span text:style-name="T11">Arquivo</text:span>-<text:span text:style-name="T49">&gt; </text:span><text:span text:style-name="T11">Tomar </text:span><text:span text:style-name="T14">&gt; </text:span><text:span text:style-name="T11">Captura de pantalla</text:span>, escoller <text:span text:style-name="T11">Unha única xanela</text:span> ou <text:span text:style-name="T11">Xanela completa</text:span>, preme en <text:span text:style-name="T11">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3"/>
      <text:p text:style-name="P3">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32">preconfigurado</text:span></text:h>
      <text:p text:style-name="P3">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1">look&amp;feel</text:span>" das páxinas dos proxectos. </text:p>
      <text:p text:style-name="P3"/>
      <text:p text:style-name="P3">Ver <text:span text:style-name="T50">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3">Esta sección pretende ser unha rápida guía sobre como escoller licenzas. Le <text:span text:style-name="T51">o capítulo </text:span><text:span text:style-name="T54">9</text:span><text:span text:style-name="T51"> “Licenzas, dereitos de autor e patentes” </text:span>para comprenderes as implicacións legais das diferentes licenzas, e como a licenza que escollas podo afectar a como a xente pode integrar o teu programa con outros. </text:p>
      <text:p text:style-name="P3"/>
      <text:p text:style-name="P3">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As licenzas "Fai o que queiras" </text:h>
      <text:p text:style-name="P3">Se che parece ben que o código do teu proxecto poida ser integrado en programas propietarios, usa una licenza estilo <text:span text:style-name="T11">MIT/X</text:span>. É a máis sinxela de moitas licenzas que unicamente declaran un <text:span text:style-name="T11">copyright</text:span> nominal (sen restrinxir a copia) e especifica que o código ven sen garantía. Ver <text:span text:style-name="T52">a sección “A licenza MIT/X Window” no capítulo </text:span><text:span text:style-name="T53">9</text:span><text:span text:style-name="T52"> </text:span>para os detalles. </text:p>
      <text:h text:style-name="Heading_20_3" text:outline-level="3">A licenza GPL </text:h>
      <text:p text:style-name="P8">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text:soft-page-break/>comprender que licenza usas. Ver <text:span text:style-name="T53">a sección “Licenza GNU General Public License” no capítulo 9</text:span> para máis detalles. </text:p>
      <text:p text:style-name="P3"/>
      <text:p text:style-name="P3">Se os usuarios interaxiren co teu código a través da rede - isto é, se o programa é parte dun servizo aloxado - podes considerar o uso da <text:span text:style-name="T11">GNU Affero GPL</text:span>. Ver <text:span text:style-name="T55">a sección “Licenza GNU Affero GPL” no capítulo 9 </text:span>para máis información. </text:p>
      <text:h text:style-name="Heading_20_3" text:outline-level="3">Como aplicar unha licenza ao teu código </text:h>
      <text:p text:style-name="P3">Unha vez escolleres unha licenza, deberás indicalo na páxina principal do proxecto. Non é preciso incluíres o texto completo da licenza, unicamente dar o seu nome e pór unha ligazón ao texto completo. </text:p>
      <text:p text:style-name="P3"/>
      <text:p text:style-name="P3">Isto dille ao público baixo que licenza será publicado o software, máis non é suficiente para fins legais. Para iso, o software en si mesmo debe conter a licenza. A maneira habitual de facelo é poñendo o texto da licenza completa nun ficheiro chamado <text:span text:style-name="T11">COPYING</text:span> ou <text:span text:style-name="T11">LICENSE</text:span>, así como poñer un aviso no cabezallo de cada ficheiro de código fonte, indicando a data do "<text:span text:style-name="T11">copyright</text:span>", mantedor e licenza usada e indicando onde atopar o texto completo. </text:p>
      <text:p text:style-name="P3"/>
      <text:p text:style-name="P3">Existen moitas variacións deste padrón, así que unicamente imos ver un deles. A GNU GPL di que se debe poñer un aviso como o seguinte no cabezallo de cada ficheiro de código fonte: </text:p>
      <text:p text:style-name="P3"/>
      <text:p text:style-name="P46">Copyright (C) <text:span text:style-name="T63">&lt;</text:span>ano<text:span text:style-name="T63">&gt;</text:span> <text:span text:style-name="T63">&lt;</text:span>nome do autor<text:span text:style-name="T63">&gt;</text:span></text:p>
      <text:p text:style-name="P46"/>
      <text:p text:style-name="P46">This program is free software: you can redistribute it and/or modify </text:p>
      <text:p text:style-name="P46">it under the terms of the GNU General Public License as published by </text:p>
      <text:p text:style-name="P46">the Free Software Foundation, either version 3 of the License, or </text:p>
      <text:p text:style-name="P46">(at your option) any later version. </text:p>
      <text:p text:style-name="P46"/>
      <text:p text:style-name="P46">This program is distributed in the hope that it will be useful, </text:p>
      <text:p text:style-name="P46">but WITHOUT ANY WARRANTY; without even the implied warranty of </text:p>
      <text:p text:style-name="P46">MERCHANTABILITY or FITNESS FOR A PARTICULAR PURPOSE. <text:s/>See the </text:p>
      <text:p text:style-name="P46">GNU General Public License for more details. </text:p>
      <text:p text:style-name="P46"/>
      <text:p text:style-name="P46">You should have received a copy of the GNU General Public License </text:p>
      <text:p text:style-name="P46">along with this program. <text:s/>If not, see <text:span text:style-name="T63">&lt;</text:span>http://www.gnu.org/licenses/<text:span text:style-name="T63">&gt;</text:span></text:p>
      <text:p text:style-name="P3"/>
      <text:p text:style-name="P3">O texto non indica especificamente que a copia da licenza se pode atopar no ficheiro <text:span text:style-name="T11">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h text:style-name="Heading_20_2" text:outline-level="2">Axustando o ton</text:h>
      <text:p text:style-name="P3">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3"/>
      <text:p text:style-name="P3"><text:soft-page-break/>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3"/>
      <text:p text:style-name="P3">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1">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3"/>
      <text:p text:style-name="P3">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3"/>
      <text:p text:style-name="P19"><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3">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proxectos de software libre, e deberían ser vistas como oportunidades para comezar con bo pé. </text:span></text:p>
      <text:h text:style-name="Heading_20_3" text:outline-level="3">Evita os debates privados </text:h>
      <text:p text:style-name="P3">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text:soft-page-break/>problema X cando este é obviamente unha pequena parte do maior Y, etc. A tentación de tomar decisións a porta pechada e presentalas como <text:span text:style-name="T11">faits accomplis</text:span>, ou como as firmes recomendacións dun unido e influente bloco de votantes, será moi grande. </text:p>
      <text:p text:style-name="P3"/>
      <text:p text:style-name="P3">Non o fagas. </text:p>
      <text:p text:style-name="P3"/>
      <text:p text:style-name="P3">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3"/>
      <text:list xml:id="list1376564491" text:style-name="L8">
        <text:list-item>
          <text:p text:style-name="P86">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4"/>
      <text:list xml:id="list446355384" text:continue-numbering="true" text:style-name="L8">
        <text:list-item>
          <text:p text:style-name="P69"><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4"/>
      <text:list xml:id="list613013570" text:continue-numbering="true" text:style-name="L8">
        <text:list-item>
          <text:p text:style-name="P69"><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3"/>
      <text:p text:style-name="P17"><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15"><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text:span><text:span text:style-name="T13">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3"/>
      <text:p text:style-name="P3">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3"><text:soft-page-break/></text:p>
      <text:p text:style-name="P3">Naturalmente, hai certos debates que deben ser mantidos en privado; máis adiante no libro se poderán ver exemplos. Mais a política debería ser sempre: <text:span text:style-name="T11">se non hai razón para que sexa privado, debe ser público</text:span>. </text:p>
      <text:p text:style-name="P3"/>
      <text:p text:style-name="P3">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64">e</text:span> fixeres isto de modo coherente, a xente rapidamente seguirá esta política e comezará a usar os foros públicos por defecto. </text:p>
      <text:h text:style-name="Heading_20_3" text:outline-level="3">Tolerancia cero coa mala educación </text:h>
      <text:p text:style-name="P3">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1">ad hominen</text:span> sobre outro desenvolvedor do proxecto, é necesario que primeiro se trate o ataque <text:span text:style-name="T11">ad hominen </text:span>como unha cuestión independente e unicamente despois diso debater o contido técnico. </text:p>
      <text:p text:style-name="P3"/>
      <text:p text:style-name="P17"><text:span text:style-name="T1">Infelizmente, é moi sinxelo e demasiado típico, que debates construtivos se convertan en longos debates destrutivos "</text:span><text:span text:style-name="T13">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3"/>
      <text:p text:style-name="P40">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40"/>
      <text:p text:style-name="P40">Agora, sobre a proposta. Creo que M estaba no certo cando dixo que ... </text:p>
      <text:p text:style-name="P40"/>
      <text:p text:style-name="P3">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text:soft-page-break/>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3"/>
      <text:p text:style-name="P3">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33">continua e </text:span>pública do código </text:h>
      <text:p text:style-name="P3">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6">a sección “</text:span><text:span text:style-name="T57">Mensaxes de </text:span><text:span text:style-name="T15">commit</text:span><text:span text:style-name="T57">” </text:span><text:span text:style-name="T56">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7">diff</text:span><text:span text:style-name="T58">” na sección “Vocabulario dos Sistemas de Control de Versións” no capítulo 3</text:span>). A <text:span text:style-name="T11">revisión de código</text:span> é a práctica de revisar os emails de commit que chegan, buscando erros e posibles melloras. </text:p>
      <text:p text:style-name="P3"/>
      <text:p text:style-name="P3">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3"/>
      <text:p text:style-name="P3">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3"/>
      <text:p text:style-name="P3">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3"/>
      <text:p text:style-name="P3">No proxecto Subversion non fixemos a revisión do código desde o inicio. Non había garantía ningunha de que un commit fose revisado, aínda que ás veces alguén podía revisar unha mudanza se estaba <text:soft-page-break/>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1">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3"/>
      <text:p text:style-name="P3">Comeza a facer revisións desde o primeiro commit. A clase de problemas que son máis sinxelos de detectar mediante a revisión de diffs son as vulnerabilidades de seguridade, fugas de memoria, comentarios insuficientes ou documentación da API, erros "<text:span text:style-name="T11">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3"/>
      <text:p text:style-name="P3">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P110" text:outline-level="3">Cando publicares un proxecto que estiver pechado ata agora, ten presente a magnitude da mudanza </text:h>
      <text:p text:style-name="P3">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3"/>
      <text:p text:style-name="P3">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ext:soft-page-break/>tan duramente traballaran é <text:span text:style-name="T11">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9">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3"/>
      <text:p text:style-name="P3">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3"/>
      <text:p text:style-name="P3">Hai outras cuestións a longo prazo que un debe ter en conta cando decide abrir un proxecto. <text:span text:style-name="T60">O capítulo 5 “Diñeiro” e</text:span>xplora as técnicas para envolver con suceso desenvolvedores pagados e voluntarios, e <text:span text:style-name="T61">o 9 “Licenzas, dereitos de autor e patentes”</text:span> debate as dilixencias legais necesarias cando abrires un código que pode ter partes "propiedade" de terceiros. </text:p>
      <text:h text:style-name="Heading_20_2" text:outline-level="2">Anunciar o proxecto </text:h>
      <text:p text:style-name="P9">Unha vez o proxecto é presentable - non perfecto, só presentable - estás pronto para anuncialo ao mundo. Isto é un proceso sinxelo: vai a <text:a xlink:type="simple" xlink:href="http://freshmeat.net/">http://freshmeat.net/</text:a>, pincha sobre <text:span text:style-name="T11">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3"/>
      <text:p text:style-name="P3">Se coñeces listas de correo ou foros onde a publicación do proxecto poida ser de interese, faino tamén aí, mais tenta escribir exactamente <text:span text:style-name="T11">unha</text:span> mensaxe por foro e dirixires a xente aos teus propios canais de comunicación para continuar a conversa (configurando o cabezallo <text:span text:style-name="T11">Reply-to</text:span>). As mensaxes debería ser curtas e directas: </text:p>
      <text:p text:style-name="P3"/>
      <text:p text:style-name="P27">To: discuss@lists.example.org </text:p>
      <text:p text:style-name="P27">Asunto: [ANN] Proxecto Scanley: indexador de texto completo </text:p>
      <text:p text:style-name="P27">Reply-to: dev@scanley.org </text:p>
      <text:p text:style-name="P27"/>
      <text:p text:style-name="P27">Esta mensaxe é para anunciar a creación do proxecto Scanley, </text:p>
      <text:p text:style-name="P27"><text:soft-page-break/><text:s/>un motor de indexado e procura de texto completo de código aberto cunha </text:p>
      <text:p text:style-name="P27">API ampla, para ser usado por programadores que desexaren fornecer servizos de procura </text:p>
      <text:p text:style-name="P27">de amplas coleccións de arquivos de texto. Scanley é funcional, está </text:p>
      <text:p text:style-name="P27">baixo desenvolvemento activo e precísanse desenvolvedores e testadores. </text:p>
      <text:p text:style-name="P27"/>
      <text:p text:style-name="P27">Páxina web: http://www.scanley.org/ </text:p>
      <text:p text:style-name="P27"/>
      <text:p text:style-name="P27">Funcionalidades: </text:p>
      <text:p text:style-name="P27"><text:s text:c="3"/>- Procuras de texto plano, HTML e XML </text:p>
      <text:p text:style-name="P27"><text:s text:c="3"/>- Procura de palabras e/ou frases </text:p>
      <text:p text:style-name="P27"><text:s text:c="3"/>- (planeada) Fuzzy matching </text:p>
      <text:p text:style-name="P27"><text:s text:c="3"/>- (planeada) Actualización incremental dos índices </text:p>
      <text:p text:style-name="P27"><text:s text:c="3"/>- (planeada) Indexación de sitios web remotos </text:p>
      <text:p text:style-name="P27"/>
      <text:p text:style-name="P27">Requerimentos: </text:p>
      <text:p text:style-name="P27"><text:s text:c="3"/>- Python 2.2 ou superior </text:p>
      <text:p text:style-name="P27"><text:s text:c="3"/>- Espazo en disco suficiente para manter os índices (aproximadamente 2x </text:p>
      <text:p text:style-name="P27"><text:s text:c="5"/>o tamaño orixinal) </text:p>
      <text:p text:style-name="P27"/>
      <text:p text:style-name="P27">Para máis información, ver scanley.org. </text:p>
      <text:p text:style-name="P27"><text:s/>Obrigado, </text:p>
      <text:p text:style-name="P28">-J. Random </text:p>
      <text:p text:style-name="P3"/>
      <text:p text:style-name="P17"><text:span text:style-name="T1">(Ver </text:span><text:span text:style-name="T62">a sección “Publicidade” no capítulo 6 “Comunicacións”</text:span><text:span text:style-name="T1"> para consellos sobre como anunciar futuras liberacións do proxecto e outros eventos.) </text:span></text:p>
      <text:p text:style-name="P3"/>
      <text:p text:style-name="P3">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3"/>
      <text:p text:style-name="P3">Isto demostrou ser erróneo. No proxecto Subversion, comezamos cun documento de deseño, un grupo de desenvolvedores interesados e ben conectados, moita fanfarra e <text:span text:style-name="T11">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3"/>
      <text:p text:style-name="P3">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3"/>
      <text:p text:style-name="P3">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text:soft-page-break/>Capítulo 3. Infraestrutura Técnica </text:h>
      <text:p text:style-name="P20"/>
      <text:p text:style-name="P20">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text:note text:id="ftn4" text:note-class="footnote"><text:note-citation>4</text:note-citation><text:note-body><text:p text:style-name="Footnote"><text:s/><text:span text:style-name="T70">Do seu libro </text:span><text:span text:style-name="T71">The Mythical Man Month</text:span><text:span text:style-name="T70">, 1975. Ver </text:span><text:a xlink:type="simple" xlink:href="http://en.wikipedia.org/wiki/The_Mythical_Man-Month"><text:span text:style-name="T70">http://en.wikipedia.org/wiki/The_Mythical_Man-Month</text:span></text:a><text:span text:style-name="T70"> e </text:span><text:a xlink:type="simple" xlink:href="http://en.wikipedia.org/wiki/Brooks_Law"><text:span text:style-name="T70">http://en.wikipedia.org/wiki/Brooks_Law</text:span></text:a><text:span text:style-name="T70">. </text:span></text:p></text:note-body></text:note>, que establece que engadir man de obra a un proxecto que vai con atraso fará que se atrase aínda máis. Fred Brooks observou que a complexidade dun proxecto aumenta a razón do <text:span text:style-name="T22">cadrado</text:span>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0"/>
      <text:p text:style-name="P20">Este problema non é novo. En habitacións abarrotadas, reais, a solución consiste en adoptar o denominado<text:span text:style-name="T22">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2">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20"/>
      <text:p text:style-name="P20">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0"/>
      <text:p text:style-name="P20">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93">a sección “Prefiltrando o xestor </text:span><text:span text:style-name="T93">de erros” </text:span>máis adiante neste mesmo capítulo). As habilidades persoais son necesarias xa que a comunidade <text:soft-page-break/>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21">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0"/>
      <text:p text:style-name="P20">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0"/>
      <text:p text:style-name="P20">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Que é o que un proxecto precisa </text:h>
      <text:p text:style-name="P88">Os máis dos proxectos de software de código aberto ofrecen cando menos un conxunto mínimo e estándar de ferramentas para a xestión da información: </text:p>
      <text:h text:style-name="P111" text:outline-level="6">Sitio Web </text:h>
      <text:p text:style-name="P51">É ante todo un conduto centralizado e unidireccional de transmisión de información desde o proxecto cara ao público. O sitio web pode tamén funcionar como interface administrativa para outras ferramentas do proxecto. </text:p>
      <text:h text:style-name="Heading_20_6" text:outline-level="6">Listas de correo </text:h>
      <text:p text:style-name="P51">Xeralmente constitúen os foros de comunicación máis activos do proxecto, ademais do "medio de arquivamento" </text:p>
      <text:h text:style-name="Heading_20_6" text:outline-level="6">Control de versións </text:h>
      <text:p text:style-name="P42"><text:span text:style-name="T73">Permite aos desenvolvedores xestionaren convenientemente as mudanzas no código, incluíndo a reversión e o traslado de mudanzas (</text:span>"change porting"<text:span text:style-name="T73">). Permite tamén que todo o mundo saiba o que se está a facer co código. </text:span></text:p>
      <text:h text:style-name="Heading_20_6" text:outline-level="6">Seguimento de erros (<text:span text:style-name="T11">"Bug Tracking"</text:span>) </text:h>
      <text:p text:style-name="P51">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51">É o lugar onde se celebran discusións rápidas e pouco transcendentes e se fan intercambios de preguntas/respostas. Non sempre se arquivan completamente. </text:p>
      <text:p text:style-name="P20"><text:soft-page-break/><text:s/></text:p>
      <text:p text:style-name="P20">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0"/>
      <text:p text:style-name="P20">Podes evitar moitas das dores de cabeza derivadas da selección e configuración destas ferramentas empregando un sitio web do tipo <text:span text:style-name="T22">canned hosting</text:span><text:span text:style-name="T90"> (aloxamento enlatado):</text:span> un servidor que ofrece áreas web preempacotadas e regularizadas que conteñen todas as ferramentas necesarias para manexar un proxecto de software libre. Podedes consultar o apartado “<text:span text:style-name="T94">Aloxamento preconfigurado” </text:span><text:span text:style-name="T95">máis adiante neste </text:span><text:span text:style-name="T96">mesmo </text:span><text:span text:style-name="T95">capítulo,</text:span> no que se discute sobre as vantaxes e desvantaxes deste tipo de sitios web. </text:p>
      <text:h text:style-name="Heading_20_2" text:outline-level="2">Listas de Correo </text:h>
      <text:p text:style-name="P20">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1">"subscribe to"</text:span>) á lista en cuestión. Isto nos leva á Regra nº1 das listas de correo: </text:p>
      <text:p text:style-name="P20"/>
      <text:p text:style-name="P60">Non tratedes de xerir as listas de correo manualmente; empregade software de xestión de listas </text:p>
      <text:p text:style-name="P20"/>
      <text:p text:style-name="P20">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20"/>
      <text:p text:style-name="P20">O truco está en que unha boa xestión da lista de correo, que é o que a xente espera, non é sinxela en absoluto. No se trata tan só de subscribir ou dar de baixa os usuarios cando o pediren. Ten tamén a ver con moderala, evitar o <text:span text:style-name="T11">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0"/>
      <text:p text:style-name="P20">O software de xestión de listas actual ofrece cando menos as seguintes utilidades: </text:p>
      <text:h text:style-name="Heading_20_6" text:outline-level="6">Subscrición tanto por email como a través dunha páxina web </text:h>
      <text:p text:style-name="P51">Cando un usuario se subscribe a unha lista debería recibir <text:span text:style-name="T22">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1">Frequently Asked Questions, </text:span>Preguntas Respondidas Frecuentemente), etc.</text:p>
      <text:h text:style-name="Heading_20_6" text:outline-level="6">Subscrición en modo "<text:span text:style-name="T11">digest</text:span>" (só resumos das mensaxes) ou en modo de mensaxes completas </text:h>
      <text:p text:style-name="P51">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51">"Moderar" consiste en controlar que as mensaxes entrantes: a)non son tópico da <text:span text:style-name="T11">spam</text:span>, e b) correspóndense co tópico da lista, antes da súa distribución aos restantes usuarios da mesma. O feito de moderar as listas é unha tarefa tipicamente humana, mais o software pode contribuír enormemente a <text:soft-page-break/>facela máis sinxela. Falaremos máis sobre a moderación máis adiante. </text:p>
      <text:h text:style-name="Heading_20_6" text:outline-level="6">Interface administrativa </text:h>
      <text:p text:style-name="P51">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p>
      <text:h text:style-name="Heading_20_6" text:outline-level="6">Manipulación de cabezallos </text:h>
      <text:p text:style-name="P51">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h text:style-name="Heading_20_6" text:outline-level="6">Arquivamento</text:h>
      <text:p text:style-name="P51"><text:span text:style-name="T67">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8">MHonArc</text:span><text:span text:style-name="T67"> (</text:span><text:a xlink:type="simple" xlink:href="http://www.mhonarc.org/"><text:span text:style-name="T67">http://www.mhonarc.org/</text:span></text:a><text:span text:style-name="T67">). Como se comenta n</text:span><text:span text:style-name="T89">o capítulo “Uso intensivo dos arquivos” do capítulo 6 “Comunicacións”</text:span><text:span text:style-name="T67">, o arquivamento é unha tarefa crucial. </text:span></text:p>
      <text:p text:style-name="P56"/>
      <text:p text:style-name="P20">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 text:style-name="T67"><text:s/></text:span></text:p>
      <text:h text:style-name="Heading_20_3" text:outline-level="3">Prevención do <text:span text:style-name="T11">spam</text:span> </text:h>
      <text:p text:style-name="P93">Entre o momento en que esta frase foi escrita e aquel en que foi publicada, seguramente o problema do <text:span text:style-name="T11">spam</text:span> ten duplicado a súa severidade, ou cando menos se percibirá dese xeito. Houbo un tempo, non hai tanto, cando un podía pór en marcha unha lista de correo sen ter que tomar ningunha medida <text:span text:style-name="T11">anti-spam</text:span>. A mensaxe perniciosa ocasional podía certamente aparecer, mais de xeito tan pouco frecuente que se consideraba un inconveniente de baixo nivel. Eses tempos desapareceron para sempre. Hoxe en día, unha lista de correo que non adopte ningunha precaución <text:span text:style-name="T11">anti-spam</text:span> verase rapidamente asolagada por correos lixo, ata o punto de se tornar inutilizable. A prevención <text:span text:style-name="T11">anti-spam</text:span> é polo tanto obrigatoria. </text:p>
      <text:p text:style-name="P93"><text:span text:style-name="T128"/></text:p>
      <text:p text:style-name="P93"><text:span text:style-name="T128">A prevención</text:span><text:span text:style-name="T18"> anti-spam </text:span><text:span text:style-name="T128">pode ser dividida en dúas categorías: a que prevén que entren mensaxes </text:span><text:span text:style-name="T18">spam</text:span><text:span text:style-name="T128"> na túa lista, e aquela que trata de evitar que a lista se converta nunha fonte de enderezos de correo electrónico para os </text:span><text:span text:style-name="T18">spammers</text:span><text:span text:style-name="T128"> que as colleitan. A primeira é a máis importante, así que a analizaremos en primeiro lugar.</text:span></text:p>
      <text:h text:style-name="Heading_20_4" text:outline-level="4"><text:span text:style-name="T131">Filtraxe das mensaxes</text:span></text:h>
      <text:p text:style-name="P97"><text:span text:style-name="T78">Hai tres técnicas básicas para evitar a entrada de mensaxes lixo, e os máis dos software de listas fornecen as tres. Traballan mellor cando se usan en tándem: </text:span></text:p>
      <text:p text:style-name="P97"><text:span text:style-name="T78"/></text:p>
      <text:list xml:id="list224057511" text:style-name="L21">
        <text:list-item>
          <text:p text:style-name="P95"><text:span text:style-name="T28">Soamente permitir automaticamente aquelas mensaxes enviadas á lista por subscritores.</text:span> <text:span text:style-name="T13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94"><text:soft-page-break/><text:span text:style-name="T25">Filtraxe de mensaxes a través de software de control de spam</text:span><text:span text:style-name="T130">. </text:span>Se o software da lista de correo o permitir (os máis deles o fan), podes facer que as mensaxes sexan controladas por unha aplicación de filtraxe de <text:span text:style-name="T11">spam</text:span>. A filtraxe automática de <text:span text:style-name="T11">spam</text:span> non é perfecta, e nunca o vai ser, xa que hai unha carreira inacabable entre os <text:span text:style-name="T11">spammers</text:span> e os escritores de filtros. Porén, pode reducir sensiblemente a cantidade de <text:span text:style-name="T11">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configurares os filtros <text:span text:style-name="T11">anti-spam</text:span>. Terás que consultar as instrucións do software da túa lista (ver <text:span text:style-name="T129">máis na sección “Aplicacións de roldas de correo”)</text:span>. O software de listas de correo inclúe frecuentemente algunha utilidade preconfigurada de prevención <text:span text:style-name="T11">anti-spam</text:span>, mais pode que queiras engadir algúns filtros de terceiros. Persoalmente teño boas experiencias con estes dous: <text:span text:style-name="T11">SpamAssassin</text:span> (<text:a xlink:type="simple" xlink:href="http://spamassassin.apache.org/">http://spamassassin.apache.org/</text:a>) e <text:span text:style-name="T11">SpamProbe</text:span> (<text:a xlink:type="simple" xlink:href="http://spamprobe.sourceforge.net/">http://spamprobe.sourceforge.net/</text:a>). Isto non supón ningunha valoración de outros filtros <text:span text:style-name="T11">anti-spam</text:span> libres, algúns dos cales son aparentemente bastante bos. É só que eu usei os dous mencionados e quedei moi satisfeito con eles. </text:p>
        </text:list-item>
        <text:list-item>
          <text:p text:style-name="P96"><text:span text:style-name="T88">Moderación</text:span>. <text:span text:style-name="T73">Para aquelas mensaxes que non foren automaticamente autorizadas por procederen dun subscritor da lista, e que pasaren a través do software de filtraxe de </text:span><text:span text:style-name="T79">spam</text:span><text:span text:style-name="T73">, se for o caso, o último paso é o da </text:span><text:span text:style-name="T82">moderación</text:span><text:span text:style-name="T73">: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9">spam</text:span><text:span text:style-name="T73">, e os </text:span><text:span text:style-name="T79">spammers</text:span><text:span text:style-name="T73"> moi raramente empregan dúas veces o mesmo enderezo. </text:span></text:p>
        </text:list-item>
      </text:list>
      <text:p text:style-name="P92"/>
      <text:p text:style-name="P92"><text:span text:style-name="T73">Ten coidado de empregares a moderación</text:span><text:span text:style-name="T22"> tan só </text:span><text:span text:style-name="T73">para filtrares o </text:span><text:span text:style-name="T11">spam</text:span><text:span text:style-name="T73">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span></text:p>
      <text:h text:style-name="Heading_20_4" text:outline-level="4">Ocultación de enderezos nos arquivos </text:h>
      <text:p text:style-name="P20">Para evitares que as túas listas de correo se convertan nunha fonte de subministro de enderezos para os <text:span text:style-name="T11">spammers</text:span>, unha técnica habitual é a de que os arquivos oculten os enderezos da xente, por exemplo substituíndo </text:p>
      <text:p text:style-name="P20"/>
      <text:p text:style-name="P50"><text:a xlink:type="simple" xlink:href="mailto:jrandom@somedomain.com"><text:span text:style-name="T97">jrandom@somedomain.com</text:span></text:a></text:p>
      <text:p text:style-name="P47">por jrandom_AT_somedomain.com</text:p>
      <text:p text:style-name="P47">ou jrandomNOSPAM@somedomain.com</text:p>
      <text:p text:style-name="P20"><text:s/></text:p>
      <text:p text:style-name="P20">ou algunha maneira igualmente obvia (para os humanos) de codificalas. Dado que os colleitadores de enderezos para <text:span text:style-name="T11">spam</text:span> funcionan frecuentemente uliscando nas páxinas web; incluíndo os arquivos web da túa lista de correo; e buscando secuencias que conteñan "@", codificar os enderezos é a maneira de tornalos inútiles ou invisibles para os <text:span text:style-name="T11">spammers</text:span>. Por suposto que isto non evita que o <text:span text:style-name="T11">spam</text:span> sexa enviado directamente á propia lista, mais si que minimiza a cantidade de lixo que chega aos enderezos persoais dos membros da lista. </text:p>
      <text:p text:style-name="P20"/>
      <text:p text:style-name="P20">A ocultación de enderezos pode ser discutida. Gústalle moito a algunha xente , que se sorprenderá se os teus arquivos non o fan de maneira automática. Outra xente, pola contra, pensará que é unha incomodidade (xa <text:soft-page-break/>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2">é</text:span> efectiva, consulta <text:a xlink:type="simple" xlink:href="http://www.cdt.org/speech/spam/030319spamreport.shtml">http://www.cdt.org/speech/spam/030319spamreport.shtml</text:a>.</text:p>
      <text:p text:style-name="P20"/>
      <text:p text:style-name="P20">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1">spam</text:span>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0">Frecuentemente, os subscritores das listas quererán arquivar as mensaxes nunha pasta específica para o proxecto, distinta das de outras mensaxes de correo. O seu software de lectura de correo pode facer isto automaticamente sen máis que examinar os <text:span text:style-name="T22">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0"/>
      <text:p text:style-name="code">De: ... </text:p>
      <text:p text:style-name="code">Para: ... </text:p>
      <text:p text:style-name="code">Asunto: ... </text:p>
      <text:p text:style-name="code">Data: ... </text:p>
      <text:p text:style-name="P48"/>
      <text:p text:style-name="P20">Outras son opcionais, aínda que bastante habituais. Por exemplo, os emails non teñen por que levar o cabezallo </text:p>
      <text:p text:style-name="P20"/>
      <text:p text:style-name="code">Responder a: remitente@enderezo de correo, </text:p>
      <text:p text:style-name="P20"/>
      <text:p text:style-name="P20">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0"/>
      <text:p text:style-name="P20">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0"/>
      <text:p text:style-name="code">Asunto: preparando a liberación 2.5. </text:p>
      <text:p text:style-name="P20"/>
      <text:p text:style-name="P20">mais a mensaxe se vería na lista deste xeito: </text:p>
      <text:p text:style-name="P20"><text:s/></text:p>
      <text:p text:style-name="code">Asunto: [discusions@listas.exemplo.org] preparando a liberación 2.5. </text:p>
      <text:p text:style-name="P20"/>
      <text:p text:style-name="P20">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text:soft-page-break/>mensaxes abrir, reducindo así a utilidade xeral da lista para todo o mundo. </text:p>
      <text:p text:style-name="P20"/>
      <text:p text:style-name="P20">En lugar de mudar excesivamente o cabezallo "asunto", aprende aos teus usuarios a tiraren partido de outros cabezallos estándar, comezando polo cabezallo "para:", que debería conter o nome da lista: </text:p>
      <text:p text:style-name="P20"/>
      <text:p text:style-name="code">Para: <text:span text:style-name="T123">&lt;</text:span>discusi<text:span text:style-name="T124">o</text:span>n@listas.exemplo.org<text:span text:style-name="T123">&gt;</text:span></text:p>
      <text:p text:style-name="P20"/>
      <text:p text:style-name="P20">Calquera lector de correo que poida filtrar o "asunto" debería tamén poder filtrar o "para<text:span text:style-name="T23">:</text:span>" coa mesma facilidade. </text:p>
      <text:p text:style-name="P20"/>
      <text:p text:style-name="P20">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26"/>
      <text:p text:style-name="code">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0">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0"/>
      <text:p text:style-name="P20">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0"/>
      <text:p text:style-name="P20">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ou peor, que manda unha mensaxe á lista! preguntando como darse de baixa. </text:p>
      <text:h text:style-name="Heading_20_3" text:outline-level="3">O gran debate sobre "responder-a" (<text:span text:style-name="T11">Reply-To</text:span>) </text:h>
      <text:p text:style-name="P20">Antes, n<text:span text:style-name="T100">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0"/>
      <text:p text:style-name="P20">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0"/>
      <text:p text:style-name="P20">A utilidade en si mesma é moi simple: o software de listas de correo pode, se quixeres, configurar automaticamente o cabezallo "responder-a" (<text:span text:style-name="T11">Reply-to</text:span>) en todas as mensaxes, de xeito que as respostas se encamiñen á propia lista. Isto é, independentemente do que o remitente poña no cabezallo "contestar a "(e mesmo se non poñen nada en absoluto), cando os subscritores vexan a mensaxe, o cabezallo conterá o <text:soft-page-break/>enderezo da lista: </text:p>
      <text:p text:style-name="P20"/>
      <text:p text:style-name="code">Responder a: discusións@listas.exemplo.org </text:p>
      <text:p text:style-name="P20"/>
      <text:p text:style-name="P20">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text:span text:style-name="T22">por defecto </text:span>as respostas son dirixidas á lista. É un exemplo perfecto do uso da tecnoloxía para fomentar a colaboración. </text:p>
      <text:p text:style-name="P20"/>
      <text:p text:style-name="P20">Infelizmente, hai algunhas desvantaxes. A primeira é coñecida como o problema de <text:span text:style-name="T11">Non podo dar co camiño de volta</text:span>: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0"/>
      <text:p text:style-name="P20">A segunda desvantaxe ten a ver coas expectativas, e na miña opinión é o argumento máis poderoso contra o uso de forzar o "responder a". Os usuarios de correo electrónico máis experimentados están afeitos a dous métodos básicos de resposta: <text:span text:style-name="T22">"responder a todos" </text:span>e <text:span text:style-name="T22">"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20"/>
      <text:p text:style-name="P20">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2">na lista!.</text:span>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mensaxe, de xeito que a xente non se sorprenda do que pasa cando responden. </text:p>
      <text:p text:style-name="P20"/>
      <text:p text:style-name="P20">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2">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0"/>
      <text:p text:style-name="P20">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text:soft-page-break/>de tanto en tanto a alguén que responda á lista en lugar de ao teu enderezo privado), que non está claro que a maioría, aínda que sexa precisamente maioría, poida poñer a minoría en tal risco. </text:p>
      <text:p text:style-name="P20"/>
      <text:p text:style-name="P20">Non estou a tratar aquí todos os aspectos do asunto, tan só aqueles que semellan ser da maior importancia. Para un tratamento máis completo, le estes dous documentos canónicos, que son os que sempre se citan cando xorde este debate: </text:p>
      <text:p text:style-name="P20"/>
      <text:list xml:id="list1679168621" text:style-name="L9">
        <text:list-item>
          <text:p text:style-name="P70"><text:span text:style-name="T83">Leave Reply-to alone</text:span><text:span text:style-name="T84">, por </text:span><text:span text:style-name="T82">Chip Rosenthal </text:span><text:a xlink:type="simple" xlink:href="http://www.unicom.com/pw/reply-to-harmful.html" office:target-frame-name="_top" xlink:show="replace"><text:span text:style-name="T125">http://www.unicom.com/pw/reply-to-harmful.html</text:span></text:a></text:p>
        </text:list-item>
        <text:list-item>
          <text:p text:style-name="P70"><text:span text:style-name="T83">Set Reply-to to list</text:span><text:span text:style-name="T84">, por </text:span><text:span text:style-name="T82">Simon Hill</text:span><text:span text:style-name="T84"> </text:span><text:a xlink:type="simple" xlink:href="http://www.metasystema.net/essays/reply-to.mhtml" office:target-frame-name="_top" xlink:show="replace"><text:span text:style-name="T126">http://www.metasystema.net/essays/reply-to.mhtml</text:span></text:a></text:p>
        </text:list-item>
      </text:list>
      <text:p text:style-name="P20"/>
      <text:p text:style-name="P20">A pesar da miña lixeira preferencia indicada antes, non creo que haxa unha única resposta "correcta" para esta cuestión, e de feito participo en moitas listas que escolleron <text:span text:style-name="T22">empregar</text:span><text:span text:style-name="T90"> o</text:span> "responder a". O mellor que podes facer é decidirte por unha ou outra solución o antes posible, e tratar de non enredarte en debates sobre o tema máis adiante. </text:p>
      <text:h text:style-name="Heading_20_4" text:outline-level="4">Dúas fantasías </text:h>
      <text:p text:style-name="P21">Algún día, alguén vai ter a feliz idea de inserir unha tecla <text:span text:style-name="T11">"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70">Pouco despois de que este libro fora publicado, Michael Bernstein (</text:span><text:a xlink:type="simple" xlink:href="http://www.michaelbernstein.com/"><text:span text:style-name="T70">http://www.michaelbernstein.com/</text:span></text:a><text:span text:style-name="T70">)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0"/>
      <text:p text:style-name="P20">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0"/>
      <text:p text:style-name="P20">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Arquivamento</text:h>
      <text:p text:style-name="P20">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52">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51">Cando unha mensaxe é arquivada nunha URL dada, debería permanecer accesible para sempre nese mesmo enderezo, ou durante tanto tempo como for posible. Mesmo se os arquivos son reconstruídos, restaurados desde un ficheiro de respaldo (<text:span text:style-name="T11">backup</text:span>), ou reparados de calquera outra maneira, as URL que foran publicamente accesibles nun momento dado deben permanecer accesibles. As referencias estables fan posible que os motores de procura en Internet indexen correctamente os arquivos, o que <text:soft-page-break/>supón unha vantaxe considerable para usuarios que buscan respostas a preguntas concretas. As estabilidade das referencias é tamén importante porque as mensaxes e fíos das listas de correo acostuman estar enlazadas ao xestor de erros (<text:span text:style-name="T11">bug tracker</text:span>) (véxase “<text:span text:style-name="T101">Xestor de erros” máis adiante neste mesmo capítulo)</text:span> ou a outros documentos do proxecto. </text:p>
      <text:p text:style-name="P20"/>
      <text:p text:style-name="P51">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h text:style-name="P62" text:outline-level="6">Copias de seguridade (<text:span text:style-name="T11">Backups</text:span>) </text:h>
      <text:p text:style-name="P51">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62" text:outline-level="6">Soporte aos fíos (<text:span text:style-name="T11">Threads</text:span>) </text:h>
      <text:p text:style-name="P51">Debería ser posible ir dunha mensaxe dada ao correspondente <text:span text:style-name="T22">fío</text:span> (grupo de mensaxes relacionadas entre si) ao que pertence esa mensaxe en particular. Cada fío debería tamén ter a súa propia URL, distinta das correspondentes ás mensaxes que compoñen o fío. </text:p>
      <text:h text:style-name="Heading_20_6" text:outline-level="6"><text:span text:style-name="T30">Pesquisas</text:span> </text:h>
      <text:p text:style-name="P51">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0"/>
      <text:p text:style-name="P20">O que antecede é simplemente unha lista de control para axudarte a avaliar e configurar un arquivador. Conseguir que a xente faga un <text:span text:style-name="T22">uso</text:span> real do arquivador en beneficio do proxecto se discute en capítulos posteriores, nomeadamente <text:span text:style-name="T102">na sección “Uso intensivo de arquivos” no capítulo 6 “Comunicacións”.</text:span></text:p>
      <text:h text:style-name="Heading_20_3" text:outline-level="3">Software </text:h>
      <text:p text:style-name="P20">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1">Mailman</text:span>, <text:span text:style-name="T11">Ezmlm</text:span>, <text:span text:style-name="T11">MHonArc</text:span>, e <text:span text:style-name="T11">Hypermail</text:span>, mais iso non quere dicir que non haxa outras igual de boas ( e seguro que existen por aí adiante outras ferramentas que eu nin sequera dei atopado, así que non penses que esta é unha lista completa). </text:p>
      <text:p text:style-name="P20"/>
      <text:h text:style-name="P64" text:outline-level="6">Software de xestión de listas de correo: </text:h>
      <text:p text:style-name="P20"/>
      <text:list xml:id="list59209627" text:style-name="L10">
        <text:list-item>
          <text:p text:style-name="P71">Mailman<text:span text:style-name="T84"> - </text:span><text:span text:style-name="T73">http://www.list.org/ </text:span></text:p>
        </text:list-item>
      </text:list>
      <text:p text:style-name="P20"/>
      <text:p text:style-name="P51">(Ten un arquivador incorporado, así como conexións para arquivadores externos) </text:p>
      <text:p text:style-name="P26"/>
      <text:list xml:id="list259831981" text:style-name="L11">
        <text:list-item>
          <text:p text:style-name="P72">SmartList <text:span text:style-name="T84">- http://www.procmail.org/ </text:span></text:p>
        </text:list-item>
      </text:list>
      <text:p text:style-name="P26"/>
      <text:p text:style-name="P49"><text:soft-page-break/>(Deseñado para ser usado co sistema de procesamento de correo electrónico <text:span text:style-name="T11">Procmail</text:span>) </text:p>
      <text:p text:style-name="P26"/>
      <text:list xml:id="list1422842242" text:style-name="L12">
        <text:list-item>
          <text:p text:style-name="P73">Ecartis<text:span text:style-name="T84"> - http://www.ecartis.org/ </text:span></text:p>
        </text:list-item>
      </text:list>
      <text:p text:style-name="P26"/>
      <text:list xml:id="list1817849433" text:continue-numbering="true" text:style-name="L12">
        <text:list-item>
          <text:p text:style-name="P73">ListProc - <text:span text:style-name="T84">http://listproc.sourceforge.net/</text:span></text:p>
        </text:list-item>
      </text:list>
      <text:p text:style-name="P26"/>
      <text:list xml:id="list1379208846" text:continue-numbering="true" text:style-name="L12">
        <text:list-item>
          <text:p text:style-name="P73"><text:span text:style-name="T85">Ezmlm</text:span><text:span text:style-name="T73"> - http://cr.yp.to/ezmlm.html</text:span></text:p>
        </text:list-item>
      </text:list>
      <text:p text:style-name="P20"/>
      <text:p text:style-name="P51">(Deseñado para traballar co sistema de distribución de correo Qmail - http://cr.yp.to/qmail.html) </text:p>
      <text:p text:style-name="P20"/>
      <text:list xml:id="list757876143" text:style-name="L13">
        <text:list-item>
          <text:p text:style-name="P74"><text:span text:style-name="T85">Dada</text:span><text:span text:style-name="T73"> - http://mojo.skazat.com/</text:span></text:p>
        </text:list-item>
      </text:list>
      <text:p text:style-name="P20"/>
      <text:p text:style-name="P51">(Embora os insistentes esforzos da súa web para ocultalo, é software libre, liberado baixo a licenza GNU. Tamén inclúe un arquivador) </text:p>
      <text:p text:style-name="P22"><text:s/></text:p>
      <text:h text:style-name="P63" text:outline-level="6">Software de arquivamento de listas de correo: </text:h>
      <text:p text:style-name="P20"/>
      <text:list xml:id="list1310953432" text:style-name="L14">
        <text:list-item>
          <text:p text:style-name="P75"><text:span text:style-name="T85">MhonArc</text:span><text:span text:style-name="T73"> - </text:span><text:a xlink:type="simple" xlink:href="http://www.mhonarc.org/"><text:span text:style-name="T73">http://www.mhonarc.org/</text:span></text:a></text:p>
        </text:list-item>
        <text:list-item>
          <text:p text:style-name="P75"><text:span text:style-name="T85">Hypermail</text:span><text:span text:style-name="T73"> - </text:span><text:a xlink:type="simple" xlink:href="http://www.hypermail.org/"><text:span text:style-name="T73">http://www.hypermail.org/</text:span></text:a></text:p>
        </text:list-item>
        <text:list-item>
          <text:p text:style-name="P75"><text:span text:style-name="T85">Lurker</text:span><text:span text:style-name="T73"> - </text:span><text:a xlink:type="simple" xlink:href="http://sourceforge.net/projects/lurker/"><text:span text:style-name="T73">http://sourceforge.net/projects/lurker/</text:span></text:a></text:p>
        </text:list-item>
        <text:list-item>
          <text:p text:style-name="P75"><text:span text:style-name="T85">Procmail</text:span><text:span text:style-name="T73"> - http://www.procmail.org/</text:span></text:p>
        </text:list-item>
      </text:list>
      <text:p text:style-name="P20"/>
      <text:p text:style-name="P51">(Software de acompañamento de <text:span text:style-name="T11">Smartlistk</text:span>, é un sistema procesador de correo que pode, aparentemente, ser configurado como arquivador) </text:p>
      <text:h text:style-name="Heading_20_2" text:outline-level="2">Control de versións </text:h>
      <text:p text:style-name="P20">Un <text:span text:style-name="T22">sistema de control de versións</text:span> (ou <text:span text:style-name="T22">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0"/>
      <text:p text:style-name="P20">A razón pola que o control de versións é tan universal é que axuda a practicamente todos e cada un dos aspectos relacionados coa xestión dun proxecto: comunicacións entre desenvolvedores, xestión de liberacións, seguimento de erros (<text:span text:style-name="T11">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2">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0"/>
      <text:p text:style-name="P20">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0">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text:soft-page-break/>control de versións, o problema da xestión de mudanzas persistiría, e estes termos vannos fornecer unha linguaxe para falar concisamente deste problema. </text:p>
      <text:h text:style-name="Heading_20_4" text:outline-level="4">"Versión" fronte a "Revisión" </text:h>
      <text:p text:style-name="P23">A palabra <text:span text:style-name="T22">versión</text:span> ás veces é usada como sinónimo de "revisión", mais eu non o vou usar nese sentido neste libro, porque é demasiado fácil confundilo co termo "versión" tal como cando se fala de versións dun software, 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Commit </text:h>
      <text:p text:style-name="P51">Facer unha mudanza no proxecto; máis formalmente, almacenar unha mudanza na base de datos de control de versións de tal xeito que poida ser incorporada en futuras versións do proxecto. En inglés, "<text:span text:style-name="T11">commit</text:span>" pode ser usado como substantivo ou como verbo. Como substantivo, pode ser considerado como sinónimo de "mudanza". En galego a forma verbal pode ser substituída por "facer un <text:span text:style-name="T11">commit</text:span>". Por exemplo: "fixen o <text:span text:style-name="T11">commit</text:span> dun remendo para o fallo de servidores en Mac OS X que os de xestión de erros estaban a comentar. Jay, poderías revisar a mudanza e comprobar que non estou a facer mal uso do localizador (<text:span text:style-name="T11">allocator</text:span>)?" </text:p>
      <text:h text:style-name="P62" text:outline-level="6">Mensaxe de <text:span text:style-name="T11">log</text:span></text:h>
      <text:p text:style-name="P51">Un pequeno comentario engadido a cada <text:span text:style-name="T11">commit</text:span>, describindo a natureza e o propósito da mudanza. As mensaxes de <text:span text:style-name="T11">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1">log</text:span> ás audiencias apropiadas; tamén, <text:span text:style-name="T103">na sección “Tradición na documentación” do capítulo 6 “Comunicacións” </text:span>se discute acerca dos modos en que os contribuíntes deben escribir mensaxes de <text:span text:style-name="T11">log</text:span> sinxelas e útiles. </text:p>
      <text:h text:style-name="P65" text:outline-level="6">Actualizar (update) </text:h>
      <text:p text:style-name="P51">Solicitar que as mudanzas (<text:span text:style-name="T11">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corrixido hai unha semana, tenta facer unha actualización, debería solucionarse." </text:p>
      <text:h text:style-name="P64" text:outline-level="6">Repositorio </text:h>
      <text:p text:style-name="P51">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64" text:outline-level="6">Checkout </text:h>
      <text:p text:style-name="P51">O proceso de descarregar unha copia do proxecto desde un repositorio. Un <text:span text:style-name="T11">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64" text:outline-level="6"><text:soft-page-break/>Copia de traballo </text:h>
      <text:p text:style-name="P53"><text:span text:style-name="T67">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8">commits</text:span><text:span text:style-name="T67">. </text:span></text:p>
      <text:h text:style-name="P62" text:outline-level="6">Conxunto de mudanzas (<text:span text:style-name="T11">changeset</text:span>), mudanza, revisión </text:h>
      <text:p text:style-name="P51">Unha "revisión" é xeralmente a encarnación dun ficheiro ou directorio en particular. Por exemplo, se o proxecto comeza coa revisión 6 do ficheiro F, e despois alguén fai un <text:span text:style-name="T11">commit</text:span> cunha mudanza a F, isto produce a revisión 7 de F. Algúns sistemas usan tamén "revisión", "mudanza" ou "<text:span text:style-name="T11">changeset</text:span>" para se referiren a un conxunto de mudanzas subidas todas xuntas nun único <text:span text:style-name="T11">commit</text:span> como unha unidade conceptual </text:p>
      <text:p text:style-name="P20"/>
      <text:p text:style-name="P51">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0"/>
      <text:p text:style-name="P51">Cando un fala sobre un ficheiro ou colección de ficheiros sen especificar unha revisión en particular, xeralmente se asume que se está a referir a(s) revisión(s) máis recentes. </text:p>
      <text:h text:style-name="P64" text:outline-level="6"><text:span text:style-name="T11">Diff</text:span> </text:h>
      <text:p text:style-name="P51">Representación textual dunha mudanza. Un "<text:span text:style-name="T11">diff</text:span>" mostra que liñas foron mudadas e como, ademais dunhas poucas liñas de contextualización desa información. Un desenvolvedor que estea familiarizado cun código dado, poderá ler o <text:span text:style-name="T11">diff</text:span> comparándoo co código e entender que foi o que se mudou, e mesmo localizar erros. </text:p>
      <text:h text:style-name="P65" text:outline-level="6">Etiqueta (tag)</text:h>
      <text:p text:style-name="P51">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2">Versión_1_0</text:span><text:span text:style-name="T90">, </text:span><text:span text:style-name="T22">Distribución_00456</text:span>, etc. </text:p>
      <text:h text:style-name="P65" text:outline-level="6">Rama (branch) </text:h>
      <text:p text:style-name="P51">Unha copia do proxecto, baixo o control de versións mais individualizada, tal que as mudanzas feitas á rama non afectan ao resto do proxecto, e viceversa, excepto cando as mudanzas son fusionadas (<text:span text:style-name="T11">merged</text:span>) desde unha rama a outra (ver debaixo). As ramas son tamén coñecidas como "liñas de desenvolvemento". Mesmo cando un proxecto non ten ramas, considérase que o desenvolvemento se está a facer na "rama principal” (<text:span text:style-name="T11">main branch</text:span>), tamén coñecida como "liña principal” (<text:span text:style-name="T11">main line</text:span>) ou" “tronco” (trunk).</text:p>
      <text:p text:style-name="P20"><text:s/></text:p>
      <text:p text:style-name="P51">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104">a definición de ramas máis adiante neste capítulo, s</text:span>e precisares máis detalles sobre a creación de ramas. </text:p>
      <text:h text:style-name="P64" text:outline-level="6">Fusionar ("<text:span text:style-name="T11">merge</text:span>", ou "<text:span text:style-name="T11">port</text:span>") </text:h>
      <text:p text:style-name="P51">Trasladar unha mudanza entre ramas. Inclúe fusionar desde o tronco principal a unha rama ou <text:soft-page-break/>viceversa. De feito, estas son precisamente as fusións máis frecuentes; é raro facer fusións entre ramas secundarias do proxecto. Podes ver máis información sobre este <text:s/>tema <text:span text:style-name="T105">na sección “Singularidade da información” neste mesmo capítulo.</text:span></text:p>
      <text:p text:style-name="P20"/>
      <text:p text:style-name="P51">"Fusionar” (<text:span text:style-name="T11">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text:span text:style-name="T11">interfiren</text:span>, o resultado é un "conflito". </text:p>
      <text:h text:style-name="Heading_20_6" text:outline-level="6"><text:span text:style-name="T30">Conflito</text:span> </text:h>
      <text:p text:style-name="P51">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1">Resolver</text:span> o conflito e comunicarllo ao sistema fica entón na man desa persoa. </text:p>
      <text:h text:style-name="P62" text:outline-level="6">Bloquear (<text:span text:style-name="T11">lock</text:span>) </text:h>
      <text:p text:style-name="P51">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0"/>
      <text:p text:style-name="P51">Os sistemas de control de versións que requiren do uso do bloqueo para poder subir mudanzas son coñecidos como modelos do tipo <text:span text:style-name="T11">bloqueo-modificación-desbloqueo</text:span>. Os que non, son denominados modelos <text:span text:style-name="T11">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0">Cando este libro foi escrito, os dous sistemas de control de versións máis populares no mundo do software libre eran <text:span text:style-name="T11">Concurrent Versions System</text:span> (<text:span text:style-name="T11">CVS</text:span>, <text:a xlink:type="simple" xlink:href="http://www.cvshome.org/">http://www.cvshome.org/</text:a>) e <text:span text:style-name="T11">Subversion</text:span> (<text:span text:style-name="T11">SVN</text:span>, <text:a xlink:type="simple" xlink:href="http://subversion.tigris.org/">http://subversion.tigris.org/</text:a>). </text:p>
      <text:p text:style-name="P20"/>
      <text:p text:style-name="P20">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0"/>
      <text:p text:style-name="P20">Ningún dos fallos de CVS é fatal, e aínda é moi popular. Porén, nos últimos anos o máis recente Subversion está a gañar terreo, especialmente nos proxectos máis novos<text:note text:id="ftn6" text:note-class="footnote"><text:note-citation>6</text:note-citation><text:note-body><text:p text:style-name="P35">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0"/>
      <text:p text:style-name="P20">Pola contra, dado que eu estou participando no proxecto Subversion, a miña obxectividade pode ser razoablemente discutida. E nos últimos anos teñen xurdido un certo número de novos sistemas de control de versións en software libre. <text:span text:style-name="T106">Na sección </text:span>“<text:span text:style-name="T106">Sistemas de control de versións”, </text:span>presento unha listaxe , ordenadas <text:soft-page-break/>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Usando o sistema de control de versións </text:h>
      <text:p text:style-name="P20">As recomendacións desta sección non se dirixen a un sistema de control de versións en particular, e deberían ser doadas de poñer en práctica en calquera deles. Consulta a documentación do teu sistema específico se precisares máis detalles. </text:p>
      <text:h text:style-name="Heading_20_4" text:outline-level="4">Versiona todo. </text:h>
      <text:p text:style-name="P20">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0"/>
      <text:p text:style-name="P20">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0"/>
      <text:p text:style-name="P20">Non manteñas os <text:span text:style-name="T11">ficheiros xerados</text:span> no sistema de control de versións. Non son propiamente datos editables, xa que son xerados automaticamente a partir de outros ficheiros. Por exemplo, algúns sistemas de montaxe (<text:span text:style-name="T11">build</text:span>) crean o ficheiro <text:span text:style-name="T69">configure</text:span> a partir do molde <text:span text:style-name="T68">configure.in</text:span>. Para faceres unha mudanza a <text:span text:style-name="T68">configure</text:span>, terías que editar <text:span text:style-name="T11">configure.in</text:span> e posteriormente rexenerar o primeiro; así, tan só o molde <text:span text:style-name="T11">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20"/>
      <text:p text:style-name="P20">Mais se quixeres ler unha segunda opinión acerca da cuestión dos ficheiros <text:span text:style-name="T11">configure</text:span>, podes revisar o comentario de Alexey Makhotkin "<text:span text:style-name="T11">configure.in and version control</text:span>" en <text:a xlink:type="simple" xlink:href="http://versioncontrolblog.com/2007/01/08/configurein-and-version-control/">http://versioncontrolblog.com/2007/01/08/configurein-and-version-control/</text:a>. </text:p>
      <text:p text:style-name="P20"/>
      <text:p text:style-name="P20">A regra de que todo dato editable debe ser mantido nun sistema de control de versións ten infelizmente unha excepción: o xestor de erros (<text:span text:style-name="T11">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0"/>
      <text:h text:style-name="Heading_20_4" text:outline-level="4">Navegabilidade </text:h>
      <text:p text:style-name="P20">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1">log</text:span>) de mudanzas concretas, etc. </text:p>
      <text:p text:style-name="P20"/>
      <text:p text:style-name="P20">A navegabilidade é importante porque supón o uso dun portal lixeiro de acceso aos datos do proxecto. Se o <text:soft-page-break/>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0"/>
      <text:p text:style-name="P20">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text:a xlink:type="simple" xlink:href="http://svn.collab.net/repos/svn/trunk/www/hacking.html"><text:span text:style-name="T11">http://svn.collab.net/repos/svn/trunk/www/hacking.html</text:span></text:a><text:span text:style-name="T11">"</text:span> proporcionando unha URL que vai dirixir sempre á última revisión do ficheiro <text:span text:style-name="T11">hacking.html</text:span>. A URL é mellor xa que carece totalmente de ambigüidade, e evita o problema de se o destinatario ten unha copia de traballo completamente actualizada. </text:p>
      <text:p text:style-name="P20"/>
      <text:p text:style-name="P20">Algúns sistemas de control de versións incorporan mecanismos internos de navegación polo repositorio, mentres que outros empregan ferramentas de terceiros. Estas ferramentas son: <text:span text:style-name="T11">ViewVC</text:span> (<text:a xlink:type="simple" xlink:href="http://viewvc.org/">http://viewvc.org/</text:a>), <text:span text:style-name="T11">CVSWeb</text:span> (<text:a xlink:type="simple" xlink:href="http://www.freebsd.org/projects/cvsweb.html">http://www.freebsd.org/projects/cvsweb.html</text:a>), e <text:span text:style-name="T11">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1">commit emails</text:span>) </text:h>
      <text:p text:style-name="P20">Toda incorporación de mudanzas ao repositorio (<text:span text:style-name="T11">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107">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20"/>
      <text:p text:style-name="P20">As cuestións específicas sobre a configuración de mensaxes de incorporación de mudanzas varían dependendo de cal sexa o teu sistema de control de versións, mais xeralmente hai un <text:span text:style-name="T11">script</text:span> ou outra clase de utilidade para facelo. Se tiveres problemas para atopala, tenta buscar na documentación por <text:span text:style-name="T11">hooks</text:span>, e especialmente <text:span text:style-name="T11">post-commit hook</text:span>, tamén chamado <text:span text:style-name="T11">loginfo hook</text:span> en CVS. Os "<text:span text:style-name="T11">post-commit hooks</text:span>" constitúen un modo xeral de lanzar tarefas automatizadas en resposta á incorporación de mudanzas. O "<text:span text:style-name="T11">hook</text:span>" dispárase ante a incorporación dunha mudanza en concreto, aliméntase da información acerca desa mudanza e é logo libre de usar esa información para realizar calquera outra operación (por exemplo, enviar un correo electrónico). </text:p>
      <text:p text:style-name="P20"/>
      <text:p text:style-name="P20">No caso dos sistemas de envío de mensaxes de actualización pre-empacotados, talvez queiras modificar algúns dos comportamentos por defecto: </text:p>
      <text:p text:style-name="P20"/>
      <text:list xml:id="list860423108" text:style-name="L15">
        <text:list-item>
          <text:p text:style-name="P76"><text:span text:style-name="T73">Algúns destes sistemas non inclúen os "</text:span><text:span text:style-name="T79">diff</text:span><text:span text:style-name="T73">" no email, mais inclúen unha URL na que consultar as mudanzas no repositorio a través do navegador web. Aínda que fornecer a URL está ben, de xeito que se poida facer referencia á mudanza máis tarde, é tamén </text:span><text:span text:style-name="T79">moi</text:span><text:span text:style-name="T73"> importante que a mensaxe de envío da mudanza inclúa os propios </text:span><text:span text:style-name="T79">diff</text:span><text:span text:style-name="T73">.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99"/>
      <text:p text:style-name="P44"><text:span text:style-name="T73">(Desde logo, se o reporte de diferencias é moi grande, como no caso de que se teña engadido ao repositorio un corpo de texto completamente novo, terá sentido omitir a información do "</text:span><text:span text:style-name="T79">diff</text:span><text:span text:style-name="T73">" e achegar tan só a URL. Os máis dos programas de envío de correos de actualización poden facer este tipo de discriminación automática. Se o teu non pode, será mellor manteres a inclusión dos "</text:span><text:span text:style-name="T79">diff</text:span><text:span text:style-name="T73">" e resignáreste </text:span><text:soft-page-break/><text:span text:style-name="T73">a sufrir mensaxes ocasionalmente enormes, que eliminárelos por completo. A facilidade para facer revisións e comentarios é de vital importancia para o desenvolvemento colaborativo, demasiado para deixalos de lado) </text:span></text:p>
      <text:p text:style-name="P89"/>
      <text:list xml:id="list1845328746" text:continue-numbering="true" text:style-name="L15">
        <text:list-item>
          <text:p text:style-name="P76"><text:span text:style-name="T73">Os correos de subida de mudanzas deberían ter o cabezallo "</text:span><text:span text:style-name="T79">Reply-to</text:span><text:span text:style-name="T73">"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pan text:style-name="T73">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text:span><text:span text:style-name="T79">e</text:span><text:span text:style-name="T73">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0"/>
      <text:p text:style-name="P51">Ten en conta que esta recomendación acerca da configuración do cabezallo "<text:span text:style-name="T11">Reply-to</text:span>" non refuta o comentado anteriormente neste capítulo. Normalmente o <text:span text:style-name="T11">remitente</text:span> dunha mensaxe vai considerar correcto establecer o "<text:span text:style-name="T11">Reply-to</text:span>". Neste caso, o remitente é o propio sistema de control de versións, e configura o "<text:span text:style-name="T11">Reply-to</text:span>" para indicar que o lugar apropiado para responder ás súas mensaxes é a lista de desenvolvemento, non a de mudanzas. </text:p>
      <text:h text:style-name="Heading_20_5" text:outline-level="5">CIA: outro mecanismo de publicación de mudanzas (<text:span text:style-name="T11">Another Change Publication Mechanism</text:span>) </text:h>
      <text:p text:style-name="P20">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1">social</text:span>. A xente terá a sensación de formar parte de algo vivo e activo, e sentirá que se progresa xusto ante os seus ollos. </text:p>
      <text:p text:style-name="P20"/>
      <text:p text:style-name="P20">A maneira en que traballa consiste en que ti invocas o programa CIA de notificación desde o gancho (<text:span text:style-name="T11">hook</text:span>) do teu sistema de publicación de mudanzas. O notificador formata a XML a información da mudanza, e a envía como mensaxe a un servidor central (típicamente <text:span text:style-name="T21">cia.navi.cx</text:span>). A continuación, ese servidor distribúe a información sobre a mudanza a outros foros. </text:p>
      <text:p text:style-name="P20"/>
      <text:p text:style-name="P20">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0"/>
      <text:p text:style-name="P20">Para veres un exemplo de CIA en acción, accede desde o teu cliente IRC a <text:span text:style-name="T11">irc.freenode.net</text:span>, canal #<text:span text:style-name="T11">commits</text:span>. </text:p>
      <text:h text:style-name="Heading_20_4" text:outline-level="4">Usa as ramas para evitares gargalos </text:h>
      <text:p text:style-name="P20">Os usuarios non expertos dos sistemas de control de versións ás veces lle teñen un certo medo á creación de ramas (<text:span text:style-name="T11">branching</text:span>) e á posterior fusión (<text:span text:style-name="T11">merging</text:span>). Trátase probablemente dun efecto colateral da popularidade dos CVS: a súa interface de creación de ramas e fusión é pouco intuitiva, de xeito que moita xente aprendeu a evitar esas operacións por completo. </text:p>
      <text:p text:style-name="P20"/>
      <text:p text:style-name="P20">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0"/>
      <text:p text:style-name="P20">As ramas son valiosas xa que converten un recurso escaso (espazos de traballo no código do proxecto) nun <text:soft-page-break/>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1">merge</text:span>) a torreta desde a rama ao castelo principal. </text:p>
      <text:p text:style-name="P20"/>
      <text:p text:style-name="P20">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 (véxase <text:span text:style-name="T108">as seccións “Estabilizando unha publicación” no capítulo 7 “Empacotamento, publicación e desenvolvemento diario”) </text:span>sen ter que se preocupar acerca de manter controlada unha diana móbil. </text:p>
      <text:p text:style-name="P20"/>
      <text:p text:style-name="P20">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0">A fusión (<text:span text:style-name="T11">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1">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0"/>
      <text:p text:style-name="P20">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20"/>
      <text:p text:style-name="P20">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0"/>
      <text:p text:style-name="P20">O mesmo principio pode ser aplicado cando se reverte unha mudanza. No caso de que unha mudanza sexa descartada do código, a única mensaxe de rexistro que debería engadirse debería tan só especificar que unha revisión concreta está a ser descartada, <text:span text:style-name="T11">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0"/>
      <text:p text:style-name="P20">Todo o que antecede implica que se debería empregar unha sintaxe coherente para referirse ás revisións. Isto non é só importante para as mensaxes de rexistro, senón tamén nas de correo electrónico, o xestor de erros <text:soft-page-break/>(<text:span text:style-name="T11">bug tracker</text:span>), e en toda a documentación do proxecto. Se estás a usar CVS, suxírote <text:span text:style-name="T11">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9">os capítulos 6 “Comunicacións” e 7 “Empacotamento, publicación e desenvolvemento diario”) </text:span>e como unha boa parte do traballo de arquivamento vai ser feita por voluntarios, mellor mantelo tan simple como for posible. </text:p>
      <text:p text:style-name="P20"/>
      <text:p text:style-name="P20">Podes ver tamén <text:span text:style-name="T110">a sección “Liberación e desenvolvemento diario” no capítulo 7 “Empacotamento, liberación e desenvolvemento diario”.</text:span></text:p>
      <text:h text:style-name="Heading_20_4" text:outline-level="4">Autorización </text:h>
      <text:p text:style-name="P20">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11">a sección “Commiters” no capítulo 8 “Xestión de voluntarios” </text:span>para entenderes como se decide quen vai poder introducir mudanzas en que partes do proxecto) </text:p>
      <text:p text:style-name="P20"/>
      <text:p text:style-name="P20">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0"/>
      <text:p text:style-name="P20">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0"/>
      <text:p text:style-name="P20">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0"/>
      <text:p text:style-name="P20">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1">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0"/>
      <text:p text:style-name="P20">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text:soft-page-break/>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0"/>
      <text:p text:style-name="P20">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text:span text:style-name="T11">non</text:span> está a funcionar axeitadamente, entón é que o proxecto ten problemas máis importantes que resolver que os relativos ao sistema de autenticacións. </text:p>
      <text:p text:style-name="P20"/>
      <text:p text:style-name="P20">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0"/>
      <text:p text:style-name="P20">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12">na sección “Quen vota?” do capítulo 4 “Infraestructura social e política”.</text:span> </text:p>
      <text:h text:style-name="Heading_20_2" text:outline-level="2">Xestor de erros (Bug Tracker) </text:h>
      <text:p text:style-name="P20">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0"/>
      <text:p text:style-name="P20">O termo <text:span text:style-name="T11">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1">xestores de asuntos (issue trackers), xestores de defectos (defect trackers), xestores de artefactos (artifact trackers), xestores de requisitos (request trackers), sitemas de tickets de erros (trouble ticket systems)</text:span>, etc. Podes consultar unha lista de software <text:span text:style-name="T113">na sección “Xestores de erros”.</text:span> </text:p>
      <text:p text:style-name="P20"/>
      <text:p text:style-name="P20">Neste libro, eu vou continuar a falar de "xestor de erros” (<text:span text:style-name="T11">bug tracker</text:span>) cando me refira ao software que fai o seguimento, xa que é así como a maioría da xente lle chama, mais vou empregar asunto (<text:span text:style-name="T11">issue</text:span>) para referirme a unha instancia individual na base de datos do xestor de erros. Isto vainos permitir distinguir entre o comportamento ou fallo que o usuario ten atopado (isto é, o erro ou "<text:span text:style-name="T11">bug</text:span>" en sí mesmo), e os <text:span text:style-name="T11">rexistros</text:span> referidos ao descubrimento, diagnose e eventual resolución do erro. Ten en conta que aínda que moitos asuntos se refiren a erros reais, tamén poden referirse igualmente ao seguimento de outros tipos de tarefas. </text:p>
      <text:p text:style-name="P20"/>
      <text:p text:style-name="P20">O clásico ciclo de vida dun asunto é semellante a: </text:p>
      <text:p text:style-name="P20"/>
      <text:list xml:id="list791872445" text:style-name="L16">
        <text:list-item>
          <text:p text:style-name="P77"><text:span text:style-name="T73">Alguén detecta o erro. Subministra un resumo, unha breve descrición do mesmo (incluíndo unha receita para reproducir o fallo, no seu caso; bótalle unha ollada </text:span><text:span text:style-name="T74">á sección “Trata a cada usuario como un potencial voluntario” no capítulo 8 “Xestión de voluntarios” </text:span><text:span text:style-name="T73">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45"><text:span text:style-name="T73">Unha vez reportado, o asunto fica rexistrado no estado coñecido como </text:span><text:span text:style-name="T79">aberto</text:span><text:span text:style-name="T73">. Como de momento non se realizou ningunha operación sobre el, algúns xestores de erros o denominan </text:span><text:span text:style-name="T79">non verificado</text:span><text:span text:style-name="T73"> e/ou </text:span><text:span text:style-name="T79">sen iniciar.</text:span><text:span text:style-name="T73"> Non está aínda asignado a ninguén; ou, nalgúns xestores, se lle asigna a un usuario ficticio, o </text:span><text:soft-page-break/><text:span text:style-name="T73">que vén a representar a ausencia de asignación. Neste punto, está nun espazo de espera: o asunto foi arquivado, mais aínda non está integrado na conciencia activa do proxecto. </text:span></text:p>
      <text:list xml:id="list1748625140" text:continue-numbering="true" text:style-name="L16">
        <text:list-item>
          <text:p text:style-name="P90">Outra xente vai ler o asunto, engadirlle comentarios, e talvez preguntarlle ao remitente orixinal sobre detalles que clarifiquen algún punto escuro. </text:p>
        </text:list-item>
        <text:list-item>
          <text:p text:style-name="P77"><text:span text:style-name="T73">O erro é entón </text:span><text:span text:style-name="T79">reproducido</text:span><text:span text:style-name="T73">.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77"><text:span text:style-name="T73">O erro é entón </text:span><text:span text:style-name="T79">diagnosticado</text:span><text:span text:style-name="T73">: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text:span></text:p>
        </text:list-item>
      </text:list>
      <text:p text:style-name="P45"><text:span text:style-name="T73">Neste paso, ou ás veces no anterior, un desenvolvedor vaise "apropiar" do asunto e </text:span><text:span text:style-name="T79">autoasignalo</text:span><text:span text:style-name="T73"> </text:span><text:span text:style-name="T79">a el mesmo</text:span><text:span text:style-name="T73"> <text:s/>(</text:span><text:span text:style-name="T75">máis información na sección “Distingue entre petición e asignación”</text:span><text:span text:style-name="T73"> </text:span><text:span text:style-name="T75">do capítulo 8 “Xestión de voluntarios”) </text:span><text:span text:style-name="T73">examina o proceso con máis detalle). A </text:span><text:span text:style-name="T79">prioridade</text:span><text:span text:style-name="T73"> pode tamén ser establecida neste paso. Por exemplo, se for tan severo que podería atrasar a seguinte liberación, ese asunto precisa ser identificado logo, e o xestor debería proporcionar algunha maneira de notificalo. </text:span></text:p>
      <text:list xml:id="list1800206767" text:continue-numbering="true" text:style-name="L16">
        <text:list-item>
          <text:p text:style-name="P90">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77"><text:span text:style-name="T73">O erro é resolto (ou a tarefa completada, ou o remendo aplicado, ou o que for). A mudanza ou conxunto de mudanzas resultantes da súa resolución deberán ser gravadas nun comentario, e posteriormente o asunto é </text:span><text:span text:style-name="T79">pechado</text:span><text:span text:style-name="T73"> e/ou marcado como </text:span><text:span text:style-name="T79">resolto</text:span><text:span text:style-name="T73">. </text:span></text:p>
        </text:list-item>
      </text:list>
      <text:p text:style-name="P20"/>
      <text:p text:style-name="P20">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14">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14">Xestor de incidencias” no capítulo 8 “Xestión de voluntarios”.</text:span></text:p>
      <text:p text:style-name="P20"/>
      <text:p text:style-name="P20">Outra variación frecuente do ciclo de vida consiste en pechar o asunto como <text:span text:style-name="T11">duplicado</text:span> xusto despois do Paso 1. Un duplicado é un asunto que xa é coñecido polos responsables do proxecto. Os duplicados non afectan exclusivamente a asuntos abertos: é posible que un erro volva manifestarse mesmo despois de ter sido resolto (isto é coñecido como <text:span text:style-name="T11">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0"/>
      <text:p text:style-name="P20">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0"><text:s/></text:p>
      <text:p text:style-name="P20">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0"/>
      <text:p text:style-name="P20">Tal como se deduce do paso 1, o xestor é tan "fachada pública" do proxecto como poidan selo as listas de <text:soft-page-break/>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20"/>
      <text:p text:style-name="P20">A necesidade de reaccionar a tempo implica dúas cousas: </text:p>
      <text:p text:style-name="P20"/>
      <text:list xml:id="list1677272425" text:style-name="L17">
        <text:list-item>
          <text:p text:style-name="P78"><text:span text:style-name="T73">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9">Reply-to</text:span><text:span text:style-name="T73">" debería ser dirixido á lista xeral de desenvolvemento. </text:span></text:p>
        </text:list-item>
        <text:list-item>
          <text:p text:style-name="P78"><text:span text:style-name="T73">O formulario de notificación de asuntos debería capturar o enderezo de correo do remitente, de xeito que poida ser contactado para pedirlle máis información. (Porén, non debería </text:span><text:span text:style-name="T79">requirir</text:span><text:span text:style-name="T73"> ese enderezo, dado que hai xente que prefire notificar erros de xeito anónimo. Véxase “</text:span><text:span text:style-name="T76">Confidencialidade” máis adiante neste capítulo </text:span><text:span text:style-name="T73">para ler información adicional sobre a importancia de poder manter o anonimato.) </text:span></text:p>
        </text:list-item>
      </text:list>
      <text:h text:style-name="Heading_20_3" text:outline-level="3">Interacción con listas de correo </text:h>
      <text:p text:style-name="P20">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0"/>
      <text:p text:style-name="P20">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15">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115">Uso do xestor de erros” no capítulo 6 “Comunicacións” </text:span>veremos algunhas maneiras de asegurar que a xente non lance discusións fora dos foros apropiados e no xestor de erros. </text:p>
      <text:p text:style-name="P20"/>
      <text:p text:style-name="P20">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0"/>
      <text:h text:style-name="Heading_20_3" text:outline-level="3">Prefiltrando o xestor de erros </text:h>
      <text:p text:style-name="P20">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0"/>
      <text:p text:style-name="P20"><text:soft-page-break/>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0"/>
      <text:p text:style-name="P20">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p>
      <text:p text:style-name="P20"/>
      <text:p text:style-name="P20">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0"><text:s text:c="6"/><text:span text:style-name="T91">N. do T.: máis de 500.000 no momento de facer esta tradución.</text:span></text:p></text:note-body></text:note> aínda organizan as cousas de xeito que <text:span text:style-name="T11">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0"/>
      <text:p text:style-name="P20">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1">espera</text:span> que a fagan. </text:p>
      <text:p text:style-name="P20"/>
      <text:p text:style-name="P20">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0"/>
      <text:list xml:id="list2128518118" text:style-name="L18">
        <text:list-item>
          <text:p text:style-name="P91">Responder inmediatamente ao asunto, agradecendo amablemente o usuario por telo remitido, mais dirixíndoos ás instrucións sobre revisión por terceiros (que, por suposto, deberán estar ben visibles na web do proxecto). </text:p>
        </text:list-item>
        <text:list-item>
          <text:p text:style-name="P91">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91">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0"/>
      <text:p text:style-name="P20">Lembra que aínda que este sistema vai mellorar co tempo a relación sinal/ruído na base de datos, non vai poder evitar completamente a introdución de asuntos incorrectos. A única maneira de previr totalmente este problema <text:soft-page-break/>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0"/>
      <text:p text:style-name="P20">Podes ver máis sobre este tema en “<text:span text:style-name="T116">Xestor de incidencias” no capítulo 8 “Xestión de voluntarios”.</text:span></text:p>
      <text:h text:style-name="Heading_20_2" text:outline-level="2">IRC / Sistema de comunicacións en tempo real </text:h>
      <text:p text:style-name="P20">Moitos proxectos ofrecen salas de conversación en tempo real usando foros <text:span text:style-name="T11">Internet Relay Chat (IRC)</text:span> nos que 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1">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35">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0"/>
      <text:p text:style-name="P20">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0"/>
      <text:p text:style-name="P57">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0"/>
      <text:p text:style-name="P20">Algúns proxectos ofrecen varios canais, un por subtema. Por exemplo, un canal para problemas de instalación, outro para cuestións sobre o uso, outro para conversas sobre desenvolvemento, etc. <text:span text:style-name="T117">(“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0"/>
      <text:p text:style-name="P20">Como vai saber a xente cales son os canais dispoñibles, e en que canal charlar?. E cando falen nun canal, como van saber cales son as regras locais?. A resposta está en dicirllo pola vía de establecer o <text:s/><text:span text:style-name="T11">tema do canal</text:span><text:span text:style-name="T11"><text:note text:id="ftn9" text:note-class="footnote"><text:note-citation>9</text:note-citation><text:note-body><text:p text:style-name="Footnote"><text:span text:style-name="T70">Para facelo, usa o comando</text:span><text:span text:style-name="T71"> /topic</text:span><text:span text:style-name="T70">. Todos os comandos no IRC comezan polo carácter "/". Bótalle unha ollada a <text:s/></text:span><text:a xlink:type="simple" xlink:href="http://www.irchelp.org/"><text:span text:style-name="T70">http://www.irchelp.org/</text:span></text:a><text:span text:style-name="T70"> se non estás familiarizado co uso e administración do IRC; en particular, </text:span><text:a xlink:type="simple" xlink:href="http://www.irchelp.org/irchelp/irctutorial.html"><text:span text:style-name="T70">http://www.irchelp.org/irchelp/irctutorial.html</text:span></text:a><text:span text:style-name="T70"> é un excelente titorial.</text:span></text:p></text:note-body></text:note></text:span><text:span text:style-name="T11">.</text:span> O tema do canal é unha mensaxe breve que cada usuario ve no momento de entrar no canal. Inclúe instrucións para os novatos e ligazóns a máis información. Por exemplo:</text:p>
      <text:p text:style-name="P20"><text:s/></text:p>
      <text:p text:style-name="P59">Estás charlando en #svn </text:p>
      <text:p text:style-name="P59"/>
      <text:p text:style-name="P58"><text:span text:style-name="T67">O tema para #svn é o Foro para as cuestións dos usuarios de Subversion, podes visitar tamén </text:span><text:a xlink:type="simple" xlink:href="http://subversion.tigris.org/"><text:span text:style-name="T67">http://subversion.tigris.org/</text:span></text:a><text:span text:style-name="T67">. || As discusións sobre desenvolvemento teñen lugar en #svn-dev. || Por favor non coles transcricións longas aquí, pola contra usa un sitio como http://pastebin.ca/. || NOVAS: Subversion 1.1.0 foi liberado, máis detalles en http://svn110.notlong.com/. </text:span></text:p>
      <text:p text:style-name="P20"/>
      <text:p text:style-name="P20"/>
      <text:p text:style-name="P20">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0">Un canal IRC é un espazo compartido: todo o mundo pode ver o que calquera outro está a escribir. Normalmente isto é bo, xa que permite que a xente se meta nunha conversa cando cre que ten algo co que <text:soft-page-break/>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0"/>
      <text:p text:style-name="P20">A solución está en usar un dos sitios <text:span text:style-name="T11">pastebin</text:span> ou <text:span text:style-name="T11">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Calquera poderá visitar a URL e ver os datos.</text:p>
      <text:p text:style-name="P20"/>
      <text:p text:style-name="P20">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31">Bots</text:span> </text:h>
      <text:p text:style-name="P20">Moitos canais IRC orientados a asuntos técnicos inclúen un membro non humano, chamado <text:span text:style-name="T11">bot</text:span>, que é quen de almacenar e devolver información en resposta a certos comandos. Tipicamente, a comunicación co <text:span text:style-name="T11">bot</text:span> faise de xeito exactamente igual que con calquera outro membro do canal, é dicir, os comandos se executan pola vía de "dicirllo" ao <text:span text:style-name="T11">bot</text:span>. Por exemplo: </text:p>
      <text:p text:style-name="P25"/>
      <text:p text:style-name="code"><text:span text:style-name="T118">&lt;</text:span>kfogel<text:span text:style-name="T118">&gt;</text:span> ayita: learn diff-cmd = http://subversion.tigris.org/faq.html#diff-cmd </text:p>
      <text:p text:style-name="code"><text:span text:style-name="T118">&lt;</text:span>ayita<text:span text:style-name="T118">&gt;</text:span> <text:s/>Grazas! </text:p>
      <text:p text:style-name="code"/>
      <text:p text:style-name="P20">Así lle dixo ao <text:span text:style-name="T11">bot</text:span> (que está rexistrado no canal como ayita) que lembre unha certa URL como resposta á consulta "<text:span text:style-name="T11">diff.cmd</text:span>". Agora poderemos dirixirnos a ayita para que informe outro usuario acerca de <text:span text:style-name="T11">diff-cmd</text:span>: </text:p>
      <text:p text:style-name="P20"/>
      <text:p text:style-name="code"><text:span text:style-name="T118">&lt;</text:span>kfogel<text:span text:style-name="T118">&gt;</text:span> ayita: tell jrandom about diff-cmd </text:p>
      <text:p text:style-name="code"><text:span text:style-name="T118">&lt;</text:span>ayita<text:span text:style-name="T118">&gt;</text:span> <text:s/>jrandom: http://subversion.tigris.org/faq.html#diff-cmd </text:p>
      <text:p text:style-name="P20"/>
      <text:p text:style-name="P20">O mesmo pode facerse mediante un atallo axeitado: </text:p>
      <text:p text:style-name="P20"/>
      <text:p text:style-name="P66"><text:span text:style-name="T118">&lt;</text:span>kfogel<text:span text:style-name="T118">&gt;</text:span> !a jrandom diff-cmd </text:p>
      <text:p text:style-name="P66"><text:span text:style-name="T99">&lt;</text:span><text:span text:style-name="T98">ayita</text:span><text:span text:style-name="T99">&gt;</text:span><text:span text:style-name="T98"> <text:s/>jrandom: http://subversion.tigris.org/faq.html#diff-cmd </text:span></text:p>
      <text:p text:style-name="P20"/>
      <text:p text:style-name="P20">A configuración exacta do comando e os comportamentos varían dun <text:span text:style-name="T11">bot</text:span> a outro. O exemplo anterior é para <text:span text:style-name="T11">ayita</text:span> (<text:a xlink:type="simple" xlink:href="http://hix.nu/svn-public/alexis/trunk/">http://hix.nu/svn-public/alexis/trunk/</text:a>) do que normalmente hai unha instancia funcionando no canal <text:span text:style-name="T11">#svn</text:span> en <text:span text:style-name="T23">Freenode</text:span>. Outros <text:span text:style-name="T11">bots</text:span> son <text:span text:style-name="T11">Dancer</text:span> (<text:a xlink:type="simple" xlink:href="http://dancer.sourceforge.net/b">http://dancer.sourceforge.net/</text:a>) e <text:span text:style-name="T11">Supybot</text:span> (<text:a xlink:type="simple" xlink:href="http://supybot.com/">http://supybot.com/</text:a>). Non son precisos privilexios especiais para executar un <text:span text:style-name="T11">bot</text:span>. Un <text:span text:style-name="T11">bot</text:span> é un programa cliente; calquera pode pór un en marcha e dirixilo para que escoite un determinado servidor/canal. </text:p>
      <text:p text:style-name="P20"/>
      <text:p text:style-name="P20">Se no teu canal se tende a repetir as mesmas preguntas unha e outra vez, eu recoméndoche implementares un <text:span text:style-name="T11">bot</text:span>. Tan só un número pequeno de usuarios do canal vai adquirir a experiencia necesaria para manipular o <text:span text:style-name="T11">bot</text:span>, mais son os mesmos usuarios que van responder a un número desproporcionadamente grande de cuestións, xa que o <text:span text:style-name="T11">bot</text:span> vailles permitir facelo de xeito moito máis eficiente. </text:p>
      <text:p text:style-name="P20"/>
      <text:h text:style-name="Heading_20_3" text:outline-level="3">Arquivando o IRC </text:h>
      <text:p text:style-name="P20">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0"/>
      <text:p text:style-name="P20">Por suposto, sempre haberá <text:span text:style-name="T11">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ext:soft-page-break/>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0"><text:span text:style-name="T11">RSS (Really Simple Syndication) </text:span>é un mecanismo para distribuír resumos de noticias, moi ricos en metadatos, aos usuarios subscritos, é dicir: á xente que manifestou o seu interese en recibir eses resumos. Unha fonte RSS determinada é normalmente denominada un <text:span text:style-name="T11">feed</text:span>, e a interface de subscrición é chamada <text:span text:style-name="T11">lector de feed</text:span> ou <text:span text:style-name="T11">agregador de feed</text:span>. RSS Bandit (<text:a xlink:type="simple" xlink:href="http://www.rssbandit.org/">http://www.rssbandit.org</text:a>) e o epónimo Feedreader (http://www.feedreader.com/) son dous lectores de RSS de código aberto, por exemplo. </text:p>
      <text:p text:style-name="P20"/>
      <text:p text:style-name="P20">Non hai espazo aquí para facer unha explicación técnica detallada de RSS<text:note text:id="ftn10" text:note-class="footnote"><text:note-citation>10</text:note-citation><text:note-body><text:p text:style-name="Footnote"><text:span text:style-name="T70">Podes ver <text:s/></text:span><text:a xlink:type="simple" xlink:href="http://www.xml.com/pub/a/2002/12/18/dive-into-xml.html"><text:span text:style-name="T70">http://www.xml.com/pub/a/2002/12/18/dive-into-xml.html</text:span></text:a><text:span text:style-name="T70"> para maior información.</text:span></text:p></text:note-body></text:note>, mais deberías ter en conta dúas cousas. A primeira é que o software de lectura de <text:span text:style-name="T11">feeds</text:span> é seleccionado polo usuario e vai ser <text:span text:style-name="T11">o mesmo</text:span> para todos os <text:span text:style-name="T11">feeds</text:span> que o subscritor estiver a monitoriza (de feito, este é o maior atractivo de RSS: que o subscritor escolle usar unha interface para todos os <text:span text:style-name="T11">feeds</text:span>, así que cada <text:span text:style-name="T11">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1">Feed</text:span> de noticias". Ti premes o botón, e de aí en diante o teu lector de <text:span text:style-name="T11">feed</text:span> (que pode perfectamente ser unha <text:span text:style-name="T11">applet</text:span> embebida na túa páxina web) actualízase automaticamente cada vez que for introducida unha novidade na web de orixe. </text:p>
      <text:p text:style-name="P20"/>
      <text:p text:style-name="P20">Isto quere dicir que o teu proxecto de software de código aberto debería probablemente ofrecer un <text:span text:style-name="T11">feed</text:span> RSS (os máis dos sitios de aloxamento preconfigurado xa o ofrecen como opción por defecto, véxase “<text:span text:style-name="T119">Aloxamento preconfigurado”)</text:span>. Mais ten coidado de non publicares tantas novas ao día que os subscritores non sexan quen de separar o gran da palla. Se houber demasiados eventos de novas, a xente simplemente vai ignorar o <text:span text:style-name="T11">feed</text:span> ou, aínda peor, vaise dar de baixa por desesperación. Idealmente, un proxecto debería ofertar <text:span text:style-name="T11">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1">feed</text:span> RSS na portada da web para enviar novas sobre os eventos máis relevantes, tales como novas versións ou avisos de seguridade. </text:p>
      <text:p text:style-name="P20"/>
      <text:p text:style-name="P20">Ao César o que é do César<text:note text:id="ftn11" text:note-class="footnote"><text:note-citation>11</text:note-citation><text:note-body><text:p text:style-name="P35">Nota do tradutor: tradución libre do orixinal inglés: "Credit where credit is due"</text:p></text:note-body></text:note>: esta sección non estaba na primeira edición do libro, mais a entrada "<text:span text:style-name="T11">Release Criteria, Open Source, Thoughts On...</text:span>" ( http://krow.livejournal.com/564980.html) no blog de Brian Aker fíxome decatarme da utilidade dos <text:span text:style-name="T11">feed</text:span> RSS para os proxectos de software de código aberto. </text:p>
      <text:h text:style-name="Heading_20_2" text:outline-level="2">Wikis </text:h>
      <text:p text:style-name="P20">Unha <text:span text:style-name="T11">wiki</text:span> é un sitio web que permite que cada visitante poida editar e estender os seus contidos; o termo "<text:span text:style-name="T11">wiki</text:span>" (que significa "áxil" ou "super-rápido" en hawaiano) úsase tamén para denominar o software que permite facer esa edición. As <text:span text:style-name="T11">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1">wiki</text:span>. Podes pensar nunha <text:span text:style-name="T11">wiki</text:span> como algo intermedio entre o IRC e as páxinas web: as <text:span text:style-name="T11">wikis</text:span> non se editan en tempo real, de feito que a xente ten tempo de pulir e ponderar as súas contribucións, mais engadirlle contidos é tamén moi doado, implicando menor complexidade que a edición dunha páxina web. </text:p>
      <text:p text:style-name="P20"/>
      <text:p text:style-name="P20">As <text:span text:style-name="T11">wikis</text:span> non son aínda equipamentos estándar para os proxectos de software de código aberto, mais probablemente o sexan logo<text:note text:id="ftn12" text:note-class="footnote"><text:note-citation>12</text:note-citation><text:note-body><text:p text:style-name="Footnote"><text:span text:style-name="T70">Nota do tradutor: de feito, xa no momento de facerse esta tradución (decembro de 2009), practicamente todos os proxectos que se desenvolven de xeito colaborativo contan con cadansúa </text:span><text:span text:style-name="T71">wiki, </text:span><text:span text:style-name="T72">ben</text:span><text:span text:style-name="T70">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1">wikis</text:span> que os seus éxitos). </text:p>
      <text:p text:style-name="P20"/>
      <text:p text:style-name="P24">Se decidires montar unha <text:span text:style-name="T11">wiki</text:span>, dedica bastante esforzo a conseguires unha organización clara da páxina e unha <text:soft-page-break/>distribución visual agradable, para que os visitantes (p. ex.: editores potenciais) saiban de xeito instintivo como encaixar as súas contribucións. Igualmente importante, publica as instrucións na propia <text:span text:style-name="T11">wiki</text:span>, así a xente terá un sitio ao que acudiren en busca de axuda. Con demasiada frecuencia, os administradores de <text:span text:style-name="T11">wikis</text:span> caen vítimas da fantasía de que, xa que hordas de visitantes van engadir á <text:span text:style-name="T11">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1">wikis</text:span> sofren de: </text:p>
      <text:list xml:id="list1774049473" text:style-name="L19">
        <text:list-item>
          <text:p text:style-name="P79"><text:span text:style-name="T85">Ausencia de principios de navegación. </text:span><text:span text:style-name="T73">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9">wiki</text:span><text:span text:style-name="T73"> van respectar esa diferenza, mais só se a diferenza estiver claramente establecida desde o principio. </text:span></text:p>
        </text:list-item>
        <text:list-item>
          <text:p text:style-name="P79"><text:span text:style-name="T86">Duplicación da información. </text:span><text:span text:style-name="T73">As </text:span><text:span text:style-name="T79">wikis</text:span><text:span text:style-name="T73">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79">A<text:span text:style-name="T86">udiencia obxectivo mal definida. </text:span><text:span text:style-name="T73">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0"/>
      <text:p text:style-name="P20">A solución máis común a todos estes problemas é a mesma: fixar estándares editoriais, e demostralos non só publicándoos, senón publicando páxinas que os poñan en práctica. En xeral, as <text:span text:style-name="T11">wikis</text:span> van amplificar calquera erro nos seus materiais orixinais, xa que os colaboradores tenden a imitar os padróns que teñen á vista. Non poñas en marcha a <text:span text:style-name="T11">wiki</text:span> e fiques esperando a que todo axuste axeitadamente. Deberás tamén alimentala con materiais escritos, para que a xente teña un modelo que seguir. </text:p>
      <text:p text:style-name="P20"/>
      <text:p text:style-name="P20">O exemplo máis brillante dunha <text:span text:style-name="T11">wiki</text:span> ben administrada é a Wikipedia, aínda que isto pode ser así en parte porque os seus contidos (entradas dunha enciclopedia) encaixan de forma natural co formato <text:span text:style-name="T11">wiki</text:span>. Mais se examinares atentamente a Wikipedia, verás que os seus administradores deseñaron unha <text:span text:style-name="T11">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text:span text:style-name="T11">wiki</text:span> dun proxecto de software de código aberto, paga a pena emular o seu espírito. </text:p>
      <text:p text:style-name="P20"/>
      <text:p text:style-name="P20">Para máis información acerca das <text:span text:style-name="T11">wikis</text:span>, podes consultar <text:a xlink:type="simple" xlink:href="http://en.wikipedia.org/wiki/Wiki">http://en.wikipedia.org/wiki/Wiki</text:a>. Tamén a primeira <text:span text:style-name="T11">wiki</text:span> está viva e goza de boa saúde, e contén unha chea de discusións acerca de como administrar <text:span text:style-name="T11">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0">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text:soft-page-break/>Aloxamento <text:span text:style-name="T92">preconfigurado</text:span></text:h>
      <text:p text:style-name="P20">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nas ferramentas. Terás poucas decisións que tomar. Todo o que terás que facer e preencher un formulario, premer un botón, e terás de súpeto un sitio web para o teu proxecto. </text:p>
      <text:p text:style-name="P20"/>
      <text:p text:style-name="P20">Estes son beneficios significativos dabondo. A desvantaxe, claro, é que ti vas ter que aceptar <text:span text:style-name="T11">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0"/>
      <text:p text:style-name="P20">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20">Versiona todo” mais adiante neste mesmo capítulo, </text:span>non deberías pretender versionar os formatos xerados, só o ficheiro mestre. Mais cando o teu sitio web está aloxado no servidor dun terceiro, pode que sexa imposible dispor dun gancho (<text:span text:style-name="T11">hook</text:span>) personalizado para xerar a versión HTML da FAQ cada vez que se modifique o ficheiro mestre. A única solución será versionar tamén os formatos xerados, para que se poidan publicar no sitio web. </text:p>
      <text:p text:style-name="P20"/>
      <text:p text:style-name="P20">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3">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0"/>
      <text:p text:style-name="P20">Detrás de cada aspecto individual do deseño de SourceForge, hai sen dúbida unha boa razón (boa desde o 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0"/>
      <text:p text:style-name="P20">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27">preconfigurado</text:span> </text:h>
      <text:p text:style-name="P20">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text:soft-page-break/>(http://www.berlios.de/)<text:note text:id="ftn13" text:note-class="footnote"><text:note-citation>13</text:note-citation><text:note-body><text:p text:style-name="P36"><text:s/><text:span text:style-name="T91">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70">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0"/>
      <text:p text:style-name="P20">Haggen So fixo unha avaliación de varios sitios de aloxamento de proxectos como parte do seu traballo de investigación para a súa tese de doutoramento, <text:span text:style-name="T11">Construction of an Evaluation Model for Free/Open Source Project Hosting (FOSPHost) sites</text:span>. Os resultados están publicados en <text:a xlink:type="simple" xlink:href="http://www.ibiblio.org/fosphost/">http://www.ibiblio.org/fosphost/</text:a>, onde podes ver especialmente a tabela excelente comparativa en <text:a xlink:type="simple" xlink:href="http://www.ibiblio.org/fosphost/exhost.htm">http://www.ibiblio.org/fosphost/exhost.htm</text:a>.</text:p>
      <text:h text:style-name="Heading_20_4" text:outline-level="4">Anonimato e participación </text:h>
      <text:p text:style-name="P20">Un problema que non se dá só nos sitios enlatados, mais que se ten atopado especialmente neles, é o abuso da funcionalidade de <text:span text:style-name="T11">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0"/>
      <text:p text:style-name="P20">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0"/>
      <text:p text:style-name="P20">As vantaxes da xestión de usuarios xeralmente superan as desvantaxes. Mais se podes escoller que accións poden levarse a cabo de xeito anónimo, asegúrate de que non só están permitidas para visitantes non rexistrados <text:span text:style-name="T11">todas</text:span> as accións de só lectura, senón que tamén o están algunhas de entrada de datos, especialmente no xestor de incidencias e, se a tiveres, nas páxinas <text:span text:style-name="T11">w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gl"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3:50:17</dc:date>
    <dc:creator>Andrés Maneiro</dc:creator>
    <meta:editing-duration>PT02H32M42S</meta:editing-duration>
    <meta:editing-cycles>92</meta:editing-cycles>
    <meta:document-statistic meta:table-count="0" meta:image-count="0" meta:object-count="0" meta:page-count="64" meta:paragraph-count="747" meta:word-count="40972" meta:character-count="256501"/>
  </office:meta>
</office:document-meta>
</file>